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3.221cm"/>
    </style:style>
    <style:style style:name="co13" style:family="table-column">
      <style:table-column-properties fo:break-before="auto" style:column-width="3.059cm"/>
    </style:style>
    <style:style style:name="co14" style:family="table-column">
      <style:table-column-properties fo:break-before="auto" style:column-width="2.84cm"/>
    </style:style>
    <style:style style:name="co15" style:family="table-column">
      <style:table-column-properties fo:break-before="auto" style:column-width="2.949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5.237cm"/>
    </style:style>
    <style:style style:name="co18" style:family="table-column">
      <style:table-column-properties fo:break-before="auto" style:column-width="1.143cm"/>
    </style:style>
    <style:style style:name="co19" style:family="table-column">
      <style:table-column-properties fo:break-before="auto" style:column-width="1.933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4.411cm"/>
    </style:style>
    <style:style style:name="co23" style:family="table-column">
      <style:table-column-properties fo:break-before="auto" style:column-width="6.29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5.863cm"/>
    </style:style>
    <style:style style:name="co26" style:family="table-column">
      <style:table-column-properties fo:break-before="auto" style:column-width="4.874cm"/>
    </style:style>
    <style:style style:name="co27" style:family="table-column">
      <style:table-column-properties fo:break-before="auto" style:column-width="2.759cm"/>
    </style:style>
    <style:style style:name="co28" style:family="table-column">
      <style:table-column-properties fo:break-before="auto" style:column-width="3.956cm"/>
    </style:style>
    <style:style style:name="co29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ime-style style:name="N10042" number:language="en" number:country="GB">
      <number:hours number:style="long"/>
      <number:text>:</number:text>
      <number:minutes number:style="long"/>
      <number:text> </number:text>
      <number:am-pm/>
    </number:time-style>
    <style:style style:name="ce2" style:family="table-cell" style:parent-style-name="Default" style:data-style-name="N0"/>
    <style:style style:name="ce4" style:family="table-cell" style:parent-style-name="Default" style:data-style-name="N107"/>
    <style:style style:name="ce1" style:family="table-cell" style:parent-style-name="Default" style:data-style-name="N37"/>
    <style:style style:name="ce13" style:family="table-cell" style:parent-style-name="Default" style:data-style-name="N4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cell-content()&gt;TODAY()" style:apply-style-name="Error" style:base-cell-address="Doc.G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TODAY()" style:apply-style-name="Error" style:base-cell-address="Doc.G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cell-content()&gt;TODAY()" style:apply-style-name="Error" style:base-cell-address="Doc.G2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TODAY()" style:apply-style-name="Error" style:base-cell-address="Doc.G2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map style:condition="cell-content()&gt;TODAY()" style:apply-style-name="Error" style:base-cell-address="Doc.G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TODAY()" style:apply-style-name="Error" style:base-cell-address="Doc.G2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map style:condition="cell-content()&lt;5" style:apply-style-name="Error" style:base-cell-address="Inventory.B2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99"/>
    <style:style style:name="ce28" style:family="table-cell" style:parent-style-name="Default" style:data-style-name="N1004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m&quot;;&quot;f&quot;;&quot;o&quot;)" table:allow-empty-cell="true" table:display-list="unsorted" table:base-cell-address="Patients.E2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Patients.G2"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Doc.C2">
          <table:error-message table:message-type="stop" table:display="true"/>
        </table:content-validation>
        <table:content-validation table:name="val4" table:condition="of:cell-content-is-date() and cell-content()&gt;0" table:allow-empty-cell="true" table:base-cell-address="Doc.G2">
          <table:error-message table:message-type="stop" table:display="true"/>
        </table:content-validation>
        <table:content-validation table:name="val5" table:condition="of:cell-content-is-date() and cell-content()=0" table:allow-empty-cell="true" table:base-cell-address="Doc.H1">
          <table:error-message table:message-type="stop" table:display="true"/>
        </table:content-validation>
        <table:content-validation table:name="val6" table:base-cell-address="Doc.I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Checklist.B1">
          <table:error-message table:message-type="stop" table:display="true"/>
        </table:content-validation>
        <table:content-validation table:name="val8" table:condition="of:cell-content-is-in-list([$Doc.$P2:$Doc.$T1600])" table:allow-empty-cell="true" table:display-list="sort-ascending" table:base-cell-address="Checklist.B5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Checklist.B7">
          <table:error-message table:message-type="stop" table:display="true"/>
        </table:content-validation>
        <table:content-validation table:name="val10" table:condition="of:cell-content-is-in-list([$Doc.$A$2:$Doc.$A$1500])" table:allow-empty-cell="true" table:display-list="unsorted" table:base-cell-address="Checklist.B8">
          <table:error-message table:message-type="stop" table:display="true"/>
        </table:content-validation>
        <table:content-validation table:name="val11" table:condition="of:cell-content-is-date() and cell-content()&gt;36526" table:allow-empty-cell="true" table:base-cell-address="Checklist.B9">
          <table:error-message table:message-type="stop" table:display="true"/>
        </table:content-validation>
        <table:content-validation table:name="val12" table:condition="of:cell-content-is-in-list([$Doc.$B$1:$Doc.$B$1048576])" table:allow-empty-cell="true" table:display-list="unsorted" table:base-cell-address="Checklist.B7">
          <table:error-message table:message-type="stop" table:display="true"/>
        </table:content-validation>
      </table:content-validations>
      <table:table table:name="Pati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Birthyea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Last Appointment</text:p>
          </table:table-cell>
          <table:table-cell office:value-type="string" calcext:value-type="string">
            <text:p>Last Reason</text:p>
          </table:table-cell>
          <table:table-cell office:value-type="string" calcext:value-type="string">
            <text:p>Last Do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owell</text:p>
          </table:table-cell>
          <table:table-cell office:value-type="date" office:date-value="2000-01-01" calcext:value-type="date">
            <text:p>2000</text:p>
          </table:table-cell>
          <table:table-cell table:formula="of:=IF(ISBLANK([.C2]); &quot;&quot;; ORG.OPENOFFICE.YEARS([.$C2];TODAY();0))" office:value-type="float" office:value="20" calcext:value-type="float">
            <text:p>20</text:p>
          </table:table-cell>
          <table:table-cell table:content-validation-name="val1" office:value-type="string" calcext:value-type="string">
            <text:p>m</text:p>
          </table:table-cell>
          <table:table-cell table:number-columns-repeated="2" table:content-validation-name="val2" office:value-type="string" calcext:value-type="string">
            <text:p>no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English;Spanish</text:p>
          </table:table-cell>
          <table:table-cell table:style-name="ce1" table:formula="of:=IF(IFNA(COM.MICROSOFT.MAXIFS([$Appointments.$F$1:$Appointments.$F$1048576];[$Appointments.$B$1:$Appointments.$B$1048576];[.A2]); &quot;&quot;)=0; &quot;&quot;; IFNA(COM.MICROSOFT.MAXIFS([$Appointments.$F$1:$Appointments.$F$1048576];[$Appointments.$B$1:$Appointments.$B$1048576];[.A2]); &quot;&quot;))" office:value-type="date" office:date-value="2020-02-01" calcext:value-type="date">
            <text:p>01.02.20</text:p>
          </table:table-cell>
          <table:table-cell table:style-name="ce2" table:formula="of:=IF(IFNA(INDEX([$Appointments.G$1:$Appointments.G$1048576]; MATCH([.A2]&amp;[.J2]; [$Appointments.$B$1:$Appointments.$B$1048576]&amp;[$Appointments.$F$1:$Appointments.$F$1048576]; 0)); &quot;&quot;)=0; &quot;&quot;; IFNA(INDEX([$Appointments.G$1:$Appointments.G$1048576]; MATCH([.A2]&amp;[.J2]; [$Appointments.$B$1:$Appointments.$B$1048576]&amp;[$Appointments.$F$1:$Appointments.$F$1048576]; 0)); &quot;&quot;))" office:value-type="string" office:string-value="Cough" calcext:value-type="string">
            <text:p>Cough</text:p>
          </table:table-cell>
          <table:table-cell table:style-name="ce2" table:formula="of:=IFNA(INDEX([$Doc.$B$1:$Doc.$B$1048576]; MATCH(INDEX([$Appointments.$D$1:$Appointments.$D$1048576]; MATCH([.$A2]&amp;[.$J2]; [$Appointments.$B$1:$Appointments.$B$1048576]&amp;[$Appointments.$F$1:$Appointments.$F$1048576]; 0)); [$Doc.$A$1:$Doc.$A$1048576]; 0)); &quot;&quot;)" office:value-type="string" office:string-value="Don" calcext:value-type="string">
            <text:p>Don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ablo</text:p>
          </table:table-cell>
          <table:table-cell/>
          <table:table-cell table:formula="of:=IF(ISBLANK([.C3]); &quot;&quot;; ORG.OPENOFFICE.YEARS([.$C3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office:value-type="float" office:value="1234567" calcext:value-type="float">
            <text:p>1234567</text:p>
          </table:table-cell>
          <table:table-cell/>
          <table:table-cell table:style-name="ce1" table:formula="of:=IF(IFNA(COM.MICROSOFT.MAXIFS([$Appointments.$F$1:$Appointments.$F$1048576];[$Appointments.$B$1:$Appointments.$B$1048576];[.A3]); &quot;&quot;)=0; &quot;&quot;; IFNA(COM.MICROSOFT.MAXIFS([$Appointments.$F$1:$Appointments.$F$1048576];[$Appointments.$B$1:$Appointments.$B$1048576];[.A3]); &quot;&quot;))" office:value-type="date" office:date-value="2020-02-02" calcext:value-type="date">
            <text:p>02.02.20</text:p>
          </table:table-cell>
          <table:table-cell table:style-name="ce2" table:formula="of:=IF(IFNA(INDEX([$Appointments.G$1:$Appointments.G$1048576]; MATCH([.A3]&amp;[.J3]; [$Appointments.$B$1:$Appointments.$B$1048576]&amp;[$Appointments.$F$1:$Appointments.$F$1048576]; 0)); &quot;&quot;)=0; &quot;&quot;; IFNA(INDEX([$Appointments.G$1:$Appointments.G$1048576]; MATCH([.A3]&amp;[.J3]; [$Appointments.$B$1:$Appointments.$B$1048576]&amp;[$Appointments.$F$1:$Appointments.$F$1048576]; 0)); &quot;&quot;))" office:value-type="string" office:string-value="Heartache" calcext:value-type="string">
            <text:p>Heartache</text:p>
          </table:table-cell>
          <table:table-cell table:style-name="ce2" table:formula="of:=IFNA(INDEX([$Doc.$B$1:$Doc.$B$1048576]; MATCH(INDEX([$Appointments.$D$1:$Appointments.$D$1048576]; MATCH([.$A3]&amp;[.$J3]; [$Appointments.$B$1:$Appointments.$B$1048576]&amp;[$Appointments.$F$1:$Appointments.$F$1048576]; 0)); [$Doc.$A$1:$Doc.$A$1048576]; 0)); &quot;&quot;)" office:value-type="string" office:string-value="Diablo" calcext:value-type="string">
            <text:p>Diab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avel</text:p>
          </table:table-cell>
          <table:table-cell/>
          <table:table-cell table:formula="of:=IF(ISBLANK([.C4]); &quot;&quot;; ORG.OPENOFFICE.YEARS([.$C4];TODAY();0))">
            <text:p/>
          </table:table-cell>
          <table:table-cell table:content-validation-name="val1" office:value-type="string" calcext:value-type="string">
            <text:p>o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office:value-type="float" office:value="1234567" calcext:value-type="float">
            <text:p>1234567</text:p>
          </table:table-cell>
          <table:table-cell/>
          <table:table-cell table:style-name="ce1" table:formula="of:=IF(IFNA(COM.MICROSOFT.MAXIFS([$Appointments.$F$1:$Appointments.$F$1048576];[$Appointments.$B$1:$Appointments.$B$1048576];[.A4]); &quot;&quot;)=0; &quot;&quot;; IFNA(COM.MICROSOFT.MAXIFS([$Appointments.$F$1:$Appointments.$F$1048576];[$Appointments.$B$1:$Appointments.$B$1048576];[.A4]); &quot;&quot;))" office:value-type="date" office:date-value="2020-02-20" calcext:value-type="date">
            <text:p>20.02.20</text:p>
          </table:table-cell>
          <table:table-cell table:style-name="ce2" table:formula="of:=IF(IFNA(INDEX([$Appointments.G$1:$Appointments.G$1048576]; MATCH([.A4]&amp;[.J4]; [$Appointments.$B$1:$Appointments.$B$1048576]&amp;[$Appointments.$F$1:$Appointments.$F$1048576]; 0)); &quot;&quot;)=0; &quot;&quot;; IFNA(INDEX([$Appointments.G$1:$Appointments.G$1048576]; MATCH([.A4]&amp;[.J4]; [$Appointments.$B$1:$Appointments.$B$1048576]&amp;[$Appointments.$F$1:$Appointments.$F$1048576]; 0)); &quot;&quot;))" office:value-type="string" office:string-value="bang" calcext:value-type="string">
            <text:p>bang</text:p>
          </table:table-cell>
          <table:table-cell table:style-name="ce2" table:formula="of:=IFNA(INDEX([$Doc.$B$1:$Doc.$B$1048576]; MATCH(INDEX([$Appointments.$D$1:$Appointments.$D$1048576]; MATCH([.$A4]&amp;[.$J4]; [$Appointments.$B$1:$Appointments.$B$1048576]&amp;[$Appointments.$F$1:$Appointments.$F$1048576]; 0)); [$Doc.$A$1:$Doc.$A$1048576]; 0)); &quot;&quot;)" office:value-type="string" office:string-value="Diane" calcext:value-type="string">
            <text:p>Dia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ol</text:p>
          </table:table-cell>
          <table:table-cell/>
          <table:table-cell table:formula="of:=IF(ISBLANK([.C5]); &quot;&quot;; ORG.OPENOFFICE.YEARS([.$C5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5]); &quot;&quot;)=0; &quot;&quot;; IFNA(COM.MICROSOFT.MAXIFS([$Appointments.$F$1:$Appointments.$F$1048576];[$Appointments.$B$1:$Appointments.$B$1048576];[.A5]); &quot;&quot;))" office:value-type="date" office:date-value="2020-02-16" calcext:value-type="date">
            <text:p>16.02.20</text:p>
          </table:table-cell>
          <table:table-cell table:style-name="ce2" table:formula="of:=IF(IFNA(INDEX([$Appointments.G$1:$Appointments.G$1048576]; MATCH([.A5]&amp;[.J5]; [$Appointments.$B$1:$Appointments.$B$1048576]&amp;[$Appointments.$F$1:$Appointments.$F$1048576]; 0)); &quot;&quot;)=0; &quot;&quot;; IFNA(INDEX([$Appointments.G$1:$Appointments.G$1048576]; MATCH([.A5]&amp;[.J5]; [$Appointments.$B$1:$Appointments.$B$1048576]&amp;[$Appointments.$F$1:$Appointments.$F$1048576]; 0)); &quot;&quot;))" office:value-type="string" office:string-value="zeppo" calcext:value-type="string">
            <text:p>zeppo</text:p>
          </table:table-cell>
          <table:table-cell table:style-name="ce2" table:formula="of:=IFNA(INDEX([$Doc.$B$1:$Doc.$B$1048576]; MATCH(INDEX([$Appointments.$D$1:$Appointments.$D$1048576]; MATCH([.$A5]&amp;[.$J5]; [$Appointments.$B$1:$Appointments.$B$1048576]&amp;[$Appointments.$F$1:$Appointments.$F$1048576]; 0)); [$Doc.$A$1:$Doc.$A$1048576]; 0)); &quot;&quot;)" office:value-type="string" office:string-value="Donna" calcext:value-type="string">
            <text:p>Don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ille</text:p>
          </table:table-cell>
          <table:table-cell/>
          <table:table-cell table:formula="of:=IF(ISBLANK([.C6]); &quot;&quot;; ORG.OPENOFFICE.YEARS([.$C6];TODAY();0))">
            <text:p/>
          </table:table-cell>
          <table:table-cell table:content-validation-name="val1" office:value-type="string" calcext:value-type="string">
            <text:p>m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6]); &quot;&quot;)=0; &quot;&quot;; IFNA(COM.MICROSOFT.MAXIFS([$Appointments.$F$1:$Appointments.$F$1048576];[$Appointments.$B$1:$Appointments.$B$1048576];[.A6]); &quot;&quot;))" office:value-type="date" office:date-value="2020-02-17" calcext:value-type="date">
            <text:p>17.02.20</text:p>
          </table:table-cell>
          <table:table-cell table:style-name="ce2" table:formula="of:=IF(IFNA(INDEX([$Appointments.G$1:$Appointments.G$1048576]; MATCH([.A6]&amp;[.J6]; [$Appointments.$B$1:$Appointments.$B$1048576]&amp;[$Appointments.$F$1:$Appointments.$F$1048576]; 0)); &quot;&quot;)=0; &quot;&quot;; IFNA(INDEX([$Appointments.G$1:$Appointments.G$1048576]; MATCH([.A6]&amp;[.J6]; [$Appointments.$B$1:$Appointments.$B$1048576]&amp;[$Appointments.$F$1:$Appointments.$F$1048576]; 0)); &quot;&quot;))" office:value-type="string" office:string-value="ziro" calcext:value-type="string">
            <text:p>ziro</text:p>
          </table:table-cell>
          <table:table-cell table:style-name="ce2" table:formula="of:=IFNA(INDEX([$Doc.$B$1:$Doc.$B$1048576]; MATCH(INDEX([$Appointments.$D$1:$Appointments.$D$1048576]; MATCH([.$A6]&amp;[.$J6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table:style-name="ce2" office:value-type="string" calcext:value-type="string">
            <text:p>Pong</text:p>
          </table:table-cell>
          <table:table-cell/>
          <table:table-cell table:formula="of:=IF(ISBLANK([.C7]); &quot;&quot;; ORG.OPENOFFICE.YEARS([.$C7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7]); &quot;&quot;)=0; &quot;&quot;; IFNA(COM.MICROSOFT.MAXIFS([$Appointments.$F$1:$Appointments.$F$1048576];[$Appointments.$B$1:$Appointments.$B$1048576];[.A7]); &quot;&quot;))" office:value-type="date" office:date-value="2020-02-05" calcext:value-type="date">
            <text:p>05.02.20</text:p>
          </table:table-cell>
          <table:table-cell table:style-name="ce2" table:formula="of:=IF(IFNA(INDEX([$Appointments.G$1:$Appointments.G$1048576]; MATCH([.A7]&amp;[.J7]; [$Appointments.$B$1:$Appointments.$B$1048576]&amp;[$Appointments.$F$1:$Appointments.$F$1048576]; 0)); &quot;&quot;)=0; &quot;&quot;; IFNA(INDEX([$Appointments.G$1:$Appointments.G$1048576]; MATCH([.A7]&amp;[.J7]; [$Appointments.$B$1:$Appointments.$B$1048576]&amp;[$Appointments.$F$1:$Appointments.$F$1048576]; 0)); &quot;&quot;))" office:value-type="string" office:string-value="you" calcext:value-type="string">
            <text:p>you</text:p>
          </table:table-cell>
          <table:table-cell table:style-name="ce2" table:formula="of:=IFNA(INDEX([$Doc.$B$1:$Doc.$B$1048576]; MATCH(INDEX([$Appointments.$D$1:$Appointments.$D$1048576]; MATCH([.$A7]&amp;[.$J7]; [$Appointments.$B$1:$Appointments.$B$1048576]&amp;[$Appointments.$F$1:$Appointments.$F$1048576]; 0)); [$Doc.$A$1:$Doc.$A$1048576]; 0)); &quot;&quot;)" office:value-type="string" office:string-value="Dean" calcext:value-type="string">
            <text:p>D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erk</text:p>
          </table:table-cell>
          <table:table-cell/>
          <table:table-cell table:formula="of:=IF(ISBLANK([.C8]); &quot;&quot;; ORG.OPENOFFICE.YEARS([.$C8];TODAY();0))">
            <text:p/>
          </table:table-cell>
          <table:table-cell table:content-validation-name="val1" office:value-type="string" calcext:value-type="string">
            <text:p>m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8]); &quot;&quot;)=0; &quot;&quot;; IFNA(COM.MICROSOFT.MAXIFS([$Appointments.$F$1:$Appointments.$F$1048576];[$Appointments.$B$1:$Appointments.$B$1048576];[.A8]); &quot;&quot;))" office:value-type="date" office:date-value="2020-02-06" calcext:value-type="date">
            <text:p>06.02.20</text:p>
          </table:table-cell>
          <table:table-cell table:style-name="ce2" table:formula="of:=IF(IFNA(INDEX([$Appointments.G$1:$Appointments.G$1048576]; MATCH([.A8]&amp;[.J8]; [$Appointments.$B$1:$Appointments.$B$1048576]&amp;[$Appointments.$F$1:$Appointments.$F$1048576]; 0)); &quot;&quot;)=0; &quot;&quot;; IFNA(INDEX([$Appointments.G$1:$Appointments.G$1048576]; MATCH([.A8]&amp;[.J8]; [$Appointments.$B$1:$Appointments.$B$1048576]&amp;[$Appointments.$F$1:$Appointments.$F$1048576]; 0)); &quot;&quot;))" office:value-type="string" office:string-value="us" calcext:value-type="string">
            <text:p>us</text:p>
          </table:table-cell>
          <table:table-cell table:style-name="ce2" table:formula="of:=IFNA(INDEX([$Doc.$B$1:$Doc.$B$1048576]; MATCH(INDEX([$Appointments.$D$1:$Appointments.$D$1048576]; MATCH([.$A8]&amp;[.$J8]; [$Appointments.$B$1:$Appointments.$B$1048576]&amp;[$Appointments.$F$1:$Appointments.$F$1048576]; 0)); [$Doc.$A$1:$Doc.$A$1048576]; 0)); &quot;&quot;)" office:value-type="string" office:string-value="Donna" calcext:value-type="string">
            <text:p>Don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al</text:p>
          </table:table-cell>
          <table:table-cell/>
          <table:table-cell table:formula="of:=IF(ISBLANK([.C9]); &quot;&quot;; ORG.OPENOFFICE.YEARS([.$C9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9]); &quot;&quot;)=0; &quot;&quot;; IFNA(COM.MICROSOFT.MAXIFS([$Appointments.$F$1:$Appointments.$F$1048576];[$Appointments.$B$1:$Appointments.$B$1048576];[.A9]); &quot;&quot;))" office:value-type="date" office:date-value="2020-02-07" calcext:value-type="date">
            <text:p>07.02.20</text:p>
          </table:table-cell>
          <table:table-cell table:style-name="ce2" table:formula="of:=IF(IFNA(INDEX([$Appointments.G$1:$Appointments.G$1048576]; MATCH([.A9]&amp;[.J9]; [$Appointments.$B$1:$Appointments.$B$1048576]&amp;[$Appointments.$F$1:$Appointments.$F$1048576]; 0)); &quot;&quot;)=0; &quot;&quot;; IFNA(INDEX([$Appointments.G$1:$Appointments.G$1048576]; MATCH([.A9]&amp;[.J9]; [$Appointments.$B$1:$Appointments.$B$1048576]&amp;[$Appointments.$F$1:$Appointments.$F$1048576]; 0)); &quot;&quot;))" office:value-type="string" office:string-value="Whatevs" calcext:value-type="string">
            <text:p>Whatevs</text:p>
          </table:table-cell>
          <table:table-cell table:style-name="ce2" table:formula="of:=IFNA(INDEX([$Doc.$B$1:$Doc.$B$1048576]; MATCH(INDEX([$Appointments.$D$1:$Appointments.$D$1048576]; MATCH([.$A9]&amp;[.$J9]; [$Appointments.$B$1:$Appointments.$B$1048576]&amp;[$Appointments.$F$1:$Appointments.$F$1048576]; 0)); [$Doc.$A$1:$Doc.$A$1048576]; 0)); &quot;&quot;)" office:value-type="string" office:string-value="Dingo" calcext:value-type="string">
            <text:p>Din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Ding</text:p>
          </table:table-cell>
          <table:table-cell/>
          <table:table-cell table:formula="of:=IF(ISBLANK([.C10]); &quot;&quot;; ORG.OPENOFFICE.YEARS([.$C10];TODAY();0))">
            <text:p/>
          </table:table-cell>
          <table:table-cell table:content-validation-name="val1" office:value-type="string" calcext:value-type="string">
            <text:p>o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0]); &quot;&quot;)=0; &quot;&quot;; IFNA(COM.MICROSOFT.MAXIFS([$Appointments.$F$1:$Appointments.$F$1048576];[$Appointments.$B$1:$Appointments.$B$1048576];[.A10]); &quot;&quot;))">
            <text:p/>
          </table:table-cell>
          <table:table-cell table:style-name="ce2" table:formula="of:=IF(IFNA(INDEX([$Appointments.G$1:$Appointments.G$1048576]; MATCH([.A10]&amp;[.J10]; [$Appointments.$B$1:$Appointments.$B$1048576]&amp;[$Appointments.$F$1:$Appointments.$F$1048576]; 0)); &quot;&quot;)=0; &quot;&quot;; IFNA(INDEX([$Appointments.G$1:$Appointments.G$1048576]; MATCH([.A10]&amp;[.J10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10]&amp;[.$J10]; [$Appointments.$B$1:$Appointments.$B$1048576]&amp;[$Appointments.$F$1:$Appointments.$F$1048576]; 0)); [$Doc.$A$1:$Doc.$A$1048576]; 0)); &quot;&quot;)">
            <text:p/>
          </table:table-cell>
          <table:table-cell table:number-columns-repeated="2"/>
          <table:table-cell table:style-name="ce13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Dong</text:p>
          </table:table-cell>
          <table:table-cell/>
          <table:table-cell table:formula="of:=IF(ISBLANK([.C11]); &quot;&quot;; ORG.OPENOFFICE.YEARS([.$C11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1]); &quot;&quot;)=0; &quot;&quot;; IFNA(COM.MICROSOFT.MAXIFS([$Appointments.$F$1:$Appointments.$F$1048576];[$Appointments.$B$1:$Appointments.$B$1048576];[.A11]); &quot;&quot;))">
            <text:p/>
          </table:table-cell>
          <table:table-cell table:style-name="ce2" table:formula="of:=IF(IFNA(INDEX([$Appointments.G$1:$Appointments.G$1048576]; MATCH([.A11]&amp;[.J11]; [$Appointments.$B$1:$Appointments.$B$1048576]&amp;[$Appointments.$F$1:$Appointments.$F$1048576]; 0)); &quot;&quot;)=0; &quot;&quot;; IFNA(INDEX([$Appointments.G$1:$Appointments.G$1048576]; MATCH([.A11]&amp;[.J11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11]&amp;[.$J11]; [$Appointments.$B$1:$Appointments.$B$1048576]&amp;[$Appointments.$F$1:$Appointments.$F$1048576]; 0)); [$Doc.$A$1:$Doc.$A$1048576]; 0)); &quot;&quot;)">
            <text:p/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Däng</text:p>
          </table:table-cell>
          <table:table-cell/>
          <table:table-cell table:formula="of:=IF(ISBLANK([.C12]); &quot;&quot;; ORG.OPENOFFICE.YEARS([.$C12];TODAY();0))">
            <text:p/>
          </table:table-cell>
          <table:table-cell table:content-validation-name="val1" office:value-type="string" calcext:value-type="string">
            <text:p>m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2]); &quot;&quot;)=0; &quot;&quot;; IFNA(COM.MICROSOFT.MAXIFS([$Appointments.$F$1:$Appointments.$F$1048576];[$Appointments.$B$1:$Appointments.$B$1048576];[.A12]); &quot;&quot;))">
            <text:p/>
          </table:table-cell>
          <table:table-cell table:style-name="ce2" table:formula="of:=IF(IFNA(INDEX([$Appointments.G$1:$Appointments.G$1048576]; MATCH([.A12]&amp;[.J12]; [$Appointments.$B$1:$Appointments.$B$1048576]&amp;[$Appointments.$F$1:$Appointments.$F$1048576]; 0)); &quot;&quot;)=0; &quot;&quot;; IFNA(INDEX([$Appointments.G$1:$Appointments.G$1048576]; MATCH([.A12]&amp;[.J12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12]&amp;[.$J12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Dork</text:p>
          </table:table-cell>
          <table:table-cell/>
          <table:table-cell table:formula="of:=IF(ISBLANK([.C13]); &quot;&quot;; ORG.OPENOFFICE.YEARS([.$C13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3]); &quot;&quot;)=0; &quot;&quot;; IFNA(COM.MICROSOFT.MAXIFS([$Appointments.$F$1:$Appointments.$F$1048576];[$Appointments.$B$1:$Appointments.$B$1048576];[.A13]); &quot;&quot;))" office:value-type="date" office:date-value="2020-02-15" calcext:value-type="date">
            <text:p>15.02.20</text:p>
          </table:table-cell>
          <table:table-cell table:style-name="ce2" table:formula="of:=IF(IFNA(INDEX([$Appointments.G$1:$Appointments.G$1048576]; MATCH([.A13]&amp;[.J13]; [$Appointments.$B$1:$Appointments.$B$1048576]&amp;[$Appointments.$F$1:$Appointments.$F$1048576]; 0)); &quot;&quot;)=0; &quot;&quot;; IFNA(INDEX([$Appointments.G$1:$Appointments.G$1048576]; MATCH([.A13]&amp;[.J13]; [$Appointments.$B$1:$Appointments.$B$1048576]&amp;[$Appointments.$F$1:$Appointments.$F$1048576]; 0)); &quot;&quot;))" office:value-type="string" office:string-value="TEST" calcext:value-type="string">
            <text:p>TEST</text:p>
          </table:table-cell>
          <table:table-cell table:style-name="ce2" table:formula="of:=IFNA(INDEX([$Doc.$B$1:$Doc.$B$1048576]; MATCH(INDEX([$Appointments.$D$1:$Appointments.$D$1048576]; MATCH([.$A13]&amp;[.$J13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14]); &quot;&quot;; ORG.OPENOFFICE.YEARS([.$C14];TODAY();0))">
            <text:p/>
          </table:table-cell>
          <table:table-cell table:content-validation-name="val1" office:value-type="string" calcext:value-type="string">
            <text:p>m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4]); &quot;&quot;)=0; &quot;&quot;; IFNA(COM.MICROSOFT.MAXIFS([$Appointments.$F$1:$Appointments.$F$1048576];[$Appointments.$B$1:$Appointments.$B$1048576];[.A14]); &quot;&quot;))">
            <text:p/>
          </table:table-cell>
          <table:table-cell table:style-name="ce2" table:formula="of:=IF(IFNA(INDEX([$Appointments.G$1:$Appointments.G$1048576]; MATCH([.A14]&amp;[.J14]; [$Appointments.$B$1:$Appointments.$B$1048576]&amp;[$Appointments.$F$1:$Appointments.$F$1048576]; 0)); &quot;&quot;)=0; &quot;&quot;; IFNA(INDEX([$Appointments.G$1:$Appointments.G$1048576]; MATCH([.A14]&amp;[.J14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14]&amp;[.$J14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15]); &quot;&quot;; ORG.OPENOFFICE.YEARS([.$C15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5]); &quot;&quot;)=0; &quot;&quot;; IFNA(COM.MICROSOFT.MAXIFS([$Appointments.$F$1:$Appointments.$F$1048576];[$Appointments.$B$1:$Appointments.$B$1048576];[.A15]); &quot;&quot;))">
            <text:p/>
          </table:table-cell>
          <table:table-cell table:style-name="ce2" table:formula="of:=IF(IFNA(INDEX([$Appointments.G$1:$Appointments.G$1048576]; MATCH([.A15]&amp;[.J15]; [$Appointments.$B$1:$Appointments.$B$1048576]&amp;[$Appointments.$F$1:$Appointments.$F$1048576]; 0)); &quot;&quot;)=0; &quot;&quot;; IFNA(INDEX([$Appointments.G$1:$Appointments.G$1048576]; MATCH([.A15]&amp;[.J15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15]&amp;[.$J15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16]); &quot;&quot;; ORG.OPENOFFICE.YEARS([.$C16];TODAY();0))">
            <text:p/>
          </table:table-cell>
          <table:table-cell table:content-validation-name="val1" office:value-type="string" calcext:value-type="string">
            <text:p>o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6]); &quot;&quot;)=0; &quot;&quot;; IFNA(COM.MICROSOFT.MAXIFS([$Appointments.$F$1:$Appointments.$F$1048576];[$Appointments.$B$1:$Appointments.$B$1048576];[.A16]); &quot;&quot;))">
            <text:p/>
          </table:table-cell>
          <table:table-cell table:style-name="ce2" table:formula="of:=IF(IFNA(INDEX([$Appointments.G$1:$Appointments.G$1048576]; MATCH([.A16]&amp;[.J16]; [$Appointments.$B$1:$Appointments.$B$1048576]&amp;[$Appointments.$F$1:$Appointments.$F$1048576]; 0)); &quot;&quot;)=0; &quot;&quot;; IFNA(INDEX([$Appointments.G$1:$Appointments.G$1048576]; MATCH([.A16]&amp;[.J16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16]&amp;[.$J16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17]); &quot;&quot;; ORG.OPENOFFICE.YEARS([.$C17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7]); &quot;&quot;)=0; &quot;&quot;; IFNA(COM.MICROSOFT.MAXIFS([$Appointments.$F$1:$Appointments.$F$1048576];[$Appointments.$B$1:$Appointments.$B$1048576];[.A17]); &quot;&quot;))">
            <text:p/>
          </table:table-cell>
          <table:table-cell table:style-name="ce2" table:formula="of:=IF(IFNA(INDEX([$Appointments.G$1:$Appointments.G$1048576]; MATCH([.A17]&amp;[.J17]; [$Appointments.$B$1:$Appointments.$B$1048576]&amp;[$Appointments.$F$1:$Appointments.$F$1048576]; 0)); &quot;&quot;)=0; &quot;&quot;; IFNA(INDEX([$Appointments.G$1:$Appointments.G$1048576]; MATCH([.A17]&amp;[.J17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17]&amp;[.$J17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18]); &quot;&quot;; ORG.OPENOFFICE.YEARS([.$C18];TODAY();0))">
            <text:p/>
          </table:table-cell>
          <table:table-cell table:content-validation-name="val1" office:value-type="string" calcext:value-type="string">
            <text:p>m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8]); &quot;&quot;)=0; &quot;&quot;; IFNA(COM.MICROSOFT.MAXIFS([$Appointments.$F$1:$Appointments.$F$1048576];[$Appointments.$B$1:$Appointments.$B$1048576];[.A18]); &quot;&quot;))">
            <text:p/>
          </table:table-cell>
          <table:table-cell table:style-name="ce2" table:formula="of:=IF(IFNA(INDEX([$Appointments.G$1:$Appointments.G$1048576]; MATCH([.A18]&amp;[.J18]; [$Appointments.$B$1:$Appointments.$B$1048576]&amp;[$Appointments.$F$1:$Appointments.$F$1048576]; 0)); &quot;&quot;)=0; &quot;&quot;; IFNA(INDEX([$Appointments.G$1:$Appointments.G$1048576]; MATCH([.A18]&amp;[.J18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18]&amp;[.$J18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19]); &quot;&quot;; ORG.OPENOFFICE.YEARS([.$C19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19]); &quot;&quot;)=0; &quot;&quot;; IFNA(COM.MICROSOFT.MAXIFS([$Appointments.$F$1:$Appointments.$F$1048576];[$Appointments.$B$1:$Appointments.$B$1048576];[.A19]); &quot;&quot;))">
            <text:p/>
          </table:table-cell>
          <table:table-cell table:style-name="ce2" table:formula="of:=IF(IFNA(INDEX([$Appointments.G$1:$Appointments.G$1048576]; MATCH([.A19]&amp;[.J19]; [$Appointments.$B$1:$Appointments.$B$1048576]&amp;[$Appointments.$F$1:$Appointments.$F$1048576]; 0)); &quot;&quot;)=0; &quot;&quot;; IFNA(INDEX([$Appointments.G$1:$Appointments.G$1048576]; MATCH([.A19]&amp;[.J19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19]&amp;[.$J19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0]); &quot;&quot;; ORG.OPENOFFICE.YEARS([.$C20];TODAY();0))">
            <text:p/>
          </table:table-cell>
          <table:table-cell table:content-validation-name="val1" office:value-type="string" calcext:value-type="string">
            <text:p>m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0]); &quot;&quot;)=0; &quot;&quot;; IFNA(COM.MICROSOFT.MAXIFS([$Appointments.$F$1:$Appointments.$F$1048576];[$Appointments.$B$1:$Appointments.$B$1048576];[.A20]); &quot;&quot;))">
            <text:p/>
          </table:table-cell>
          <table:table-cell table:style-name="ce2" table:formula="of:=IF(IFNA(INDEX([$Appointments.G$1:$Appointments.G$1048576]; MATCH([.A20]&amp;[.J20]; [$Appointments.$B$1:$Appointments.$B$1048576]&amp;[$Appointments.$F$1:$Appointments.$F$1048576]; 0)); &quot;&quot;)=0; &quot;&quot;; IFNA(INDEX([$Appointments.G$1:$Appointments.G$1048576]; MATCH([.A20]&amp;[.J20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0]&amp;[.$J20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1]); &quot;&quot;; ORG.OPENOFFICE.YEARS([.$C21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1]); &quot;&quot;)=0; &quot;&quot;; IFNA(COM.MICROSOFT.MAXIFS([$Appointments.$F$1:$Appointments.$F$1048576];[$Appointments.$B$1:$Appointments.$B$1048576];[.A21]); &quot;&quot;))">
            <text:p/>
          </table:table-cell>
          <table:table-cell table:style-name="ce2" table:formula="of:=IF(IFNA(INDEX([$Appointments.G$1:$Appointments.G$1048576]; MATCH([.A21]&amp;[.J21]; [$Appointments.$B$1:$Appointments.$B$1048576]&amp;[$Appointments.$F$1:$Appointments.$F$1048576]; 0)); &quot;&quot;)=0; &quot;&quot;; IFNA(INDEX([$Appointments.G$1:$Appointments.G$1048576]; MATCH([.A21]&amp;[.J21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1]&amp;[.$J21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2]); &quot;&quot;; ORG.OPENOFFICE.YEARS([.$C22];TODAY();0))">
            <text:p/>
          </table:table-cell>
          <table:table-cell table:content-validation-name="val1" office:value-type="string" calcext:value-type="string">
            <text:p>o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2]); &quot;&quot;)=0; &quot;&quot;; IFNA(COM.MICROSOFT.MAXIFS([$Appointments.$F$1:$Appointments.$F$1048576];[$Appointments.$B$1:$Appointments.$B$1048576];[.A22]); &quot;&quot;))">
            <text:p/>
          </table:table-cell>
          <table:table-cell table:style-name="ce2" table:formula="of:=IF(IFNA(INDEX([$Appointments.G$1:$Appointments.G$1048576]; MATCH([.A22]&amp;[.J22]; [$Appointments.$B$1:$Appointments.$B$1048576]&amp;[$Appointments.$F$1:$Appointments.$F$1048576]; 0)); &quot;&quot;)=0; &quot;&quot;; IFNA(INDEX([$Appointments.G$1:$Appointments.G$1048576]; MATCH([.A22]&amp;[.J22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2]&amp;[.$J22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3]); &quot;&quot;; ORG.OPENOFFICE.YEARS([.$C23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yes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3]); &quot;&quot;)=0; &quot;&quot;; IFNA(COM.MICROSOFT.MAXIFS([$Appointments.$F$1:$Appointments.$F$1048576];[$Appointments.$B$1:$Appointments.$B$1048576];[.A23]); &quot;&quot;))">
            <text:p/>
          </table:table-cell>
          <table:table-cell table:style-name="ce2" table:formula="of:=IF(IFNA(INDEX([$Appointments.G$1:$Appointments.G$1048576]; MATCH([.A23]&amp;[.J23]; [$Appointments.$B$1:$Appointments.$B$1048576]&amp;[$Appointments.$F$1:$Appointments.$F$1048576]; 0)); &quot;&quot;)=0; &quot;&quot;; IFNA(INDEX([$Appointments.G$1:$Appointments.G$1048576]; MATCH([.A23]&amp;[.J23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3]&amp;[.$J23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4]); &quot;&quot;; ORG.OPENOFFICE.YEARS([.$C24];TODAY();0))">
            <text:p/>
          </table:table-cell>
          <table:table-cell table:content-validation-name="val1" office:value-type="string" calcext:value-type="string">
            <text:p>m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4]); &quot;&quot;)=0; &quot;&quot;; IFNA(COM.MICROSOFT.MAXIFS([$Appointments.$F$1:$Appointments.$F$1048576];[$Appointments.$B$1:$Appointments.$B$1048576];[.A24]); &quot;&quot;))">
            <text:p/>
          </table:table-cell>
          <table:table-cell table:style-name="ce2" table:formula="of:=IF(IFNA(INDEX([$Appointments.G$1:$Appointments.G$1048576]; MATCH([.A24]&amp;[.J24]; [$Appointments.$B$1:$Appointments.$B$1048576]&amp;[$Appointments.$F$1:$Appointments.$F$1048576]; 0)); &quot;&quot;)=0; &quot;&quot;; IFNA(INDEX([$Appointments.G$1:$Appointments.G$1048576]; MATCH([.A24]&amp;[.J24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4]&amp;[.$J24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5]); &quot;&quot;; ORG.OPENOFFICE.YEARS([.$C25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5]); &quot;&quot;)=0; &quot;&quot;; IFNA(COM.MICROSOFT.MAXIFS([$Appointments.$F$1:$Appointments.$F$1048576];[$Appointments.$B$1:$Appointments.$B$1048576];[.A25]); &quot;&quot;))">
            <text:p/>
          </table:table-cell>
          <table:table-cell table:style-name="ce2" table:formula="of:=IF(IFNA(INDEX([$Appointments.G$1:$Appointments.G$1048576]; MATCH([.A25]&amp;[.J25]; [$Appointments.$B$1:$Appointments.$B$1048576]&amp;[$Appointments.$F$1:$Appointments.$F$1048576]; 0)); &quot;&quot;)=0; &quot;&quot;; IFNA(INDEX([$Appointments.G$1:$Appointments.G$1048576]; MATCH([.A25]&amp;[.J25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5]&amp;[.$J25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6]); &quot;&quot;; ORG.OPENOFFICE.YEARS([.$C26];TODAY();0))">
            <text:p/>
          </table:table-cell>
          <table:table-cell table:content-validation-name="val1" office:value-type="string" calcext:value-type="string">
            <text:p>m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6]); &quot;&quot;)=0; &quot;&quot;; IFNA(COM.MICROSOFT.MAXIFS([$Appointments.$F$1:$Appointments.$F$1048576];[$Appointments.$B$1:$Appointments.$B$1048576];[.A26]); &quot;&quot;))">
            <text:p/>
          </table:table-cell>
          <table:table-cell table:style-name="ce2" table:formula="of:=IF(IFNA(INDEX([$Appointments.G$1:$Appointments.G$1048576]; MATCH([.A26]&amp;[.J26]; [$Appointments.$B$1:$Appointments.$B$1048576]&amp;[$Appointments.$F$1:$Appointments.$F$1048576]; 0)); &quot;&quot;)=0; &quot;&quot;; IFNA(INDEX([$Appointments.G$1:$Appointments.G$1048576]; MATCH([.A26]&amp;[.J26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6]&amp;[.$J26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7]); &quot;&quot;; ORG.OPENOFFICE.YEARS([.$C27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7]); &quot;&quot;)=0; &quot;&quot;; IFNA(COM.MICROSOFT.MAXIFS([$Appointments.$F$1:$Appointments.$F$1048576];[$Appointments.$B$1:$Appointments.$B$1048576];[.A27]); &quot;&quot;))">
            <text:p/>
          </table:table-cell>
          <table:table-cell table:style-name="ce2" table:formula="of:=IF(IFNA(INDEX([$Appointments.G$1:$Appointments.G$1048576]; MATCH([.A27]&amp;[.J27]; [$Appointments.$B$1:$Appointments.$B$1048576]&amp;[$Appointments.$F$1:$Appointments.$F$1048576]; 0)); &quot;&quot;)=0; &quot;&quot;; IFNA(INDEX([$Appointments.G$1:$Appointments.G$1048576]; MATCH([.A27]&amp;[.J27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7]&amp;[.$J27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8]); &quot;&quot;; ORG.OPENOFFICE.YEARS([.$C28];TODAY();0))">
            <text:p/>
          </table:table-cell>
          <table:table-cell table:content-validation-name="val1" office:value-type="string" calcext:value-type="string">
            <text:p>o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8]); &quot;&quot;)=0; &quot;&quot;; IFNA(COM.MICROSOFT.MAXIFS([$Appointments.$F$1:$Appointments.$F$1048576];[$Appointments.$B$1:$Appointments.$B$1048576];[.A28]); &quot;&quot;))">
            <text:p/>
          </table:table-cell>
          <table:table-cell table:style-name="ce2" table:formula="of:=IF(IFNA(INDEX([$Appointments.G$1:$Appointments.G$1048576]; MATCH([.A28]&amp;[.J28]; [$Appointments.$B$1:$Appointments.$B$1048576]&amp;[$Appointments.$F$1:$Appointments.$F$1048576]; 0)); &quot;&quot;)=0; &quot;&quot;; IFNA(INDEX([$Appointments.G$1:$Appointments.G$1048576]; MATCH([.A28]&amp;[.J28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8]&amp;[.$J28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29]); &quot;&quot;; ORG.OPENOFFICE.YEARS([.$C29];TODAY();0))">
            <text:p/>
          </table:table-cell>
          <table:table-cell table:content-validation-name="val1" office:value-type="string" calcext:value-type="string">
            <text:p>f</text:p>
          </table:table-cell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29]); &quot;&quot;)=0; &quot;&quot;; IFNA(COM.MICROSOFT.MAXIFS([$Appointments.$F$1:$Appointments.$F$1048576];[$Appointments.$B$1:$Appointments.$B$1048576];[.A29]); &quot;&quot;))">
            <text:p/>
          </table:table-cell>
          <table:table-cell table:style-name="ce2" table:formula="of:=IF(IFNA(INDEX([$Appointments.G$1:$Appointments.G$1048576]; MATCH([.A29]&amp;[.J29]; [$Appointments.$B$1:$Appointments.$B$1048576]&amp;[$Appointments.$F$1:$Appointments.$F$1048576]; 0)); &quot;&quot;)=0; &quot;&quot;; IFNA(INDEX([$Appointments.G$1:$Appointments.G$1048576]; MATCH([.A29]&amp;[.J29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29]&amp;[.$J29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30]); &quot;&quot;; ORG.OPENOFFICE.YEARS([.$C30];TODAY();0))">
            <text:p/>
          </table:table-cell>
          <table:table-cell/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30]); &quot;&quot;)=0; &quot;&quot;; IFNA(COM.MICROSOFT.MAXIFS([$Appointments.$F$1:$Appointments.$F$1048576];[$Appointments.$B$1:$Appointments.$B$1048576];[.A30]); &quot;&quot;))">
            <text:p/>
          </table:table-cell>
          <table:table-cell table:style-name="ce2" table:formula="of:=IF(IFNA(INDEX([$Appointments.G$1:$Appointments.G$1048576]; MATCH([.A30]&amp;[.J30]; [$Appointments.$B$1:$Appointments.$B$1048576]&amp;[$Appointments.$F$1:$Appointments.$F$1048576]; 0)); &quot;&quot;)=0; &quot;&quot;; IFNA(INDEX([$Appointments.G$1:$Appointments.G$1048576]; MATCH([.A30]&amp;[.J30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30]&amp;[.$J30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31]); &quot;&quot;; ORG.OPENOFFICE.YEARS([.$C31];TODAY();0))">
            <text:p/>
          </table:table-cell>
          <table:table-cell/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31]); &quot;&quot;)=0; &quot;&quot;; IFNA(COM.MICROSOFT.MAXIFS([$Appointments.$F$1:$Appointments.$F$1048576];[$Appointments.$B$1:$Appointments.$B$1048576];[.A31]); &quot;&quot;))">
            <text:p/>
          </table:table-cell>
          <table:table-cell table:style-name="ce2" table:formula="of:=IF(IFNA(INDEX([$Appointments.G$1:$Appointments.G$1048576]; MATCH([.A31]&amp;[.J31]; [$Appointments.$B$1:$Appointments.$B$1048576]&amp;[$Appointments.$F$1:$Appointments.$F$1048576]; 0)); &quot;&quot;)=0; &quot;&quot;; IFNA(INDEX([$Appointments.G$1:$Appointments.G$1048576]; MATCH([.A31]&amp;[.J31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31]&amp;[.$J31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32]); &quot;&quot;; ORG.OPENOFFICE.YEARS([.$C32];TODAY();0))">
            <text:p/>
          </table:table-cell>
          <table:table-cell/>
          <table:table-cell table:content-validation-name="val2" office:value-type="string" calcext:value-type="string">
            <text:p>no</text:p>
          </table:table-cell>
          <table:table-cell table:content-validation-name="val2"/>
          <table:table-cell table:number-columns-repeated="2"/>
          <table:table-cell table:style-name="ce1" table:formula="of:=IF(IFNA(COM.MICROSOFT.MAXIFS([$Appointments.$F$1:$Appointments.$F$1048576];[$Appointments.$B$1:$Appointments.$B$1048576];[.A32]); &quot;&quot;)=0; &quot;&quot;; IFNA(COM.MICROSOFT.MAXIFS([$Appointments.$F$1:$Appointments.$F$1048576];[$Appointments.$B$1:$Appointments.$B$1048576];[.A32]); &quot;&quot;))">
            <text:p/>
          </table:table-cell>
          <table:table-cell table:style-name="ce2" table:formula="of:=IF(IFNA(INDEX([$Appointments.G$1:$Appointments.G$1048576]; MATCH([.A32]&amp;[.J32]; [$Appointments.$B$1:$Appointments.$B$1048576]&amp;[$Appointments.$F$1:$Appointments.$F$1048576]; 0)); &quot;&quot;)=0; &quot;&quot;; IFNA(INDEX([$Appointments.G$1:$Appointments.G$1048576]; MATCH([.A32]&amp;[.J32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32]&amp;[.$J32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33]); &quot;&quot;; ORG.OPENOFFICE.YEARS([.$C33];TODAY();0))">
            <text:p/>
          </table:table-cell>
          <table:table-cell/>
          <table:table-cell table:content-validation-name="val2" office:value-type="string" calcext:value-type="string">
            <text:p>no</text:p>
          </table:table-cell>
          <table:table-cell table:number-columns-repeated="3"/>
          <table:table-cell table:style-name="ce1" table:formula="of:=IF(IFNA(COM.MICROSOFT.MAXIFS([$Appointments.$F$1:$Appointments.$F$1048576];[$Appointments.$B$1:$Appointments.$B$1048576];[.A33]); &quot;&quot;)=0; &quot;&quot;; IFNA(COM.MICROSOFT.MAXIFS([$Appointments.$F$1:$Appointments.$F$1048576];[$Appointments.$B$1:$Appointments.$B$1048576];[.A33]); &quot;&quot;))">
            <text:p/>
          </table:table-cell>
          <table:table-cell table:style-name="ce2" table:formula="of:=IF(IFNA(INDEX([$Appointments.G$1:$Appointments.G$1048576]; MATCH([.A33]&amp;[.J33]; [$Appointments.$B$1:$Appointments.$B$1048576]&amp;[$Appointments.$F$1:$Appointments.$F$1048576]; 0)); &quot;&quot;)=0; &quot;&quot;; IFNA(INDEX([$Appointments.G$1:$Appointments.G$1048576]; MATCH([.A33]&amp;[.J33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33]&amp;[.$J33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34]); &quot;&quot;; ORG.OPENOFFICE.YEARS([.$C34];TODAY();0))">
            <text:p/>
          </table:table-cell>
          <table:table-cell/>
          <table:table-cell table:content-validation-name="val2" office:value-type="string" calcext:value-type="string">
            <text:p>no</text:p>
          </table:table-cell>
          <table:table-cell table:number-columns-repeated="3"/>
          <table:table-cell table:style-name="ce1" table:formula="of:=IF(IFNA(COM.MICROSOFT.MAXIFS([$Appointments.$F$1:$Appointments.$F$1048576];[$Appointments.$B$1:$Appointments.$B$1048576];[.A34]); &quot;&quot;)=0; &quot;&quot;; IFNA(COM.MICROSOFT.MAXIFS([$Appointments.$F$1:$Appointments.$F$1048576];[$Appointments.$B$1:$Appointments.$B$1048576];[.A34]); &quot;&quot;))">
            <text:p/>
          </table:table-cell>
          <table:table-cell table:style-name="ce2" table:formula="of:=IF(IFNA(INDEX([$Appointments.G$1:$Appointments.G$1048576]; MATCH([.A34]&amp;[.J34]; [$Appointments.$B$1:$Appointments.$B$1048576]&amp;[$Appointments.$F$1:$Appointments.$F$1048576]; 0)); &quot;&quot;)=0; &quot;&quot;; IFNA(INDEX([$Appointments.G$1:$Appointments.G$1048576]; MATCH([.A34]&amp;[.J34]; [$Appointments.$B$1:$Appointments.$B$1048576]&amp;[$Appointments.$F$1:$Appointments.$F$1048576]; 0)); &quot;&quot;))">
            <text:p/>
          </table:table-cell>
          <table:table-cell table:style-name="ce2" table:formula="of:=IFNA(INDEX([$Doc.$B$1:$Doc.$B$1048576]; MATCH(INDEX([$Appointments.$D$1:$Appointments.$D$1048576]; MATCH([.$A34]&amp;[.$J34]; [$Appointments.$B$1:$Appointments.$B$1048576]&amp;[$Appointments.$F$1:$Appointments.$F$1048576]; 0)); [$Doc.$A$1:$Doc.$A$1048576]; 0)); &quot;&quot;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IF(ISBLANK([.C35]); &quot;&quot;; ORG.OPENOFFICE.YEARS([.$C35];TODAY();0))">
            <text:p/>
          </table:table-cell>
          <table:table-cell/>
          <table:table-cell table:content-validation-name="val2" office:value-type="string" calcext:value-type="string">
            <text:p>no</text:p>
          </table:table-cell>
          <table:table-cell table:number-columns-repeated="3"/>
          <table:table-cell table:style-name="ce1" table:formula="of:=IF(IFNA(COM.MICROSOFT.MAXIFS([$Appointments.$F$1:$Appointments.$F$1048576];[$Appointments.$B$1:$Appointments.$B$1048576];[.A35]); &quot;&quot;)=0; &quot;&quot;; IFNA(COM.MICROSOFT.MAXIFS([$Appointments.$F$1:$Appointments.$F$1048576];[$Appointments.$B$1:$Appointments.$B$1048576];[.A35]); &quot;&quot;))">
            <text:p/>
          </table:table-cell>
          <table:table-cell table:style-name="ce2" table:formula="of:=IF(IFNA(INDEX([$Appointments.G$1:$Appointments.G$1048576]; MATCH([.A35]&amp;[.J35]; [$Appointments.$B$1:$Appointments.$B$1048576]&amp;[$Appointments.$F$1:$Appointments.$F$1048576]; 0)); &quot;&quot;)=0; &quot;&quot;; IFNA(INDEX([$Appointments.G$1:$Appointments.G$1048576]; MATCH([.A35]&amp;[.J35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36]); &quot;&quot;; ORG.OPENOFFICE.YEARS([.$C36];TODAY();0))">
            <text:p/>
          </table:table-cell>
          <table:table-cell table:number-columns-repeated="5"/>
          <table:table-cell table:style-name="ce1" table:formula="of:=IF(IFNA(COM.MICROSOFT.MAXIFS([$Appointments.$F$1:$Appointments.$F$1048576];[$Appointments.$B$1:$Appointments.$B$1048576];[.A36]); &quot;&quot;)=0; &quot;&quot;; IFNA(COM.MICROSOFT.MAXIFS([$Appointments.$F$1:$Appointments.$F$1048576];[$Appointments.$B$1:$Appointments.$B$1048576];[.A36]); &quot;&quot;))">
            <text:p/>
          </table:table-cell>
          <table:table-cell table:style-name="ce2" table:formula="of:=IF(IFNA(INDEX([$Appointments.G$1:$Appointments.G$1048576]; MATCH([.A36]&amp;[.J36]; [$Appointments.$B$1:$Appointments.$B$1048576]&amp;[$Appointments.$F$1:$Appointments.$F$1048576]; 0)); &quot;&quot;)=0; &quot;&quot;; IFNA(INDEX([$Appointments.G$1:$Appointments.G$1048576]; MATCH([.A36]&amp;[.J36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37]); &quot;&quot;; ORG.OPENOFFICE.YEARS([.$C37];TODAY();0))">
            <text:p/>
          </table:table-cell>
          <table:table-cell table:number-columns-repeated="5"/>
          <table:table-cell table:style-name="ce1" table:formula="of:=IF(IFNA(COM.MICROSOFT.MAXIFS([$Appointments.$F$1:$Appointments.$F$1048576];[$Appointments.$B$1:$Appointments.$B$1048576];[.A37]); &quot;&quot;)=0; &quot;&quot;; IFNA(COM.MICROSOFT.MAXIFS([$Appointments.$F$1:$Appointments.$F$1048576];[$Appointments.$B$1:$Appointments.$B$1048576];[.A37]); &quot;&quot;))">
            <text:p/>
          </table:table-cell>
          <table:table-cell table:style-name="ce2" table:formula="of:=IF(IFNA(INDEX([$Appointments.G$1:$Appointments.G$1048576]; MATCH([.A37]&amp;[.J37]; [$Appointments.$B$1:$Appointments.$B$1048576]&amp;[$Appointments.$F$1:$Appointments.$F$1048576]; 0)); &quot;&quot;)=0; &quot;&quot;; IFNA(INDEX([$Appointments.G$1:$Appointments.G$1048576]; MATCH([.A37]&amp;[.J37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38]); &quot;&quot;; ORG.OPENOFFICE.YEARS([.$C38];TODAY();0))">
            <text:p/>
          </table:table-cell>
          <table:table-cell table:number-columns-repeated="5"/>
          <table:table-cell table:style-name="ce1" table:formula="of:=IF(IFNA(COM.MICROSOFT.MAXIFS([$Appointments.$F$1:$Appointments.$F$1048576];[$Appointments.$B$1:$Appointments.$B$1048576];[.A38]); &quot;&quot;)=0; &quot;&quot;; IFNA(COM.MICROSOFT.MAXIFS([$Appointments.$F$1:$Appointments.$F$1048576];[$Appointments.$B$1:$Appointments.$B$1048576];[.A38]); &quot;&quot;))">
            <text:p/>
          </table:table-cell>
          <table:table-cell table:style-name="ce2" table:formula="of:=IF(IFNA(INDEX([$Appointments.G$1:$Appointments.G$1048576]; MATCH([.A38]&amp;[.J38]; [$Appointments.$B$1:$Appointments.$B$1048576]&amp;[$Appointments.$F$1:$Appointments.$F$1048576]; 0)); &quot;&quot;)=0; &quot;&quot;; IFNA(INDEX([$Appointments.G$1:$Appointments.G$1048576]; MATCH([.A38]&amp;[.J38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39]); &quot;&quot;; ORG.OPENOFFICE.YEARS([.$C39];TODAY();0))">
            <text:p/>
          </table:table-cell>
          <table:table-cell table:number-columns-repeated="5"/>
          <table:table-cell table:style-name="ce1" table:formula="of:=IF(IFNA(COM.MICROSOFT.MAXIFS([$Appointments.$F$1:$Appointments.$F$1048576];[$Appointments.$B$1:$Appointments.$B$1048576];[.A39]); &quot;&quot;)=0; &quot;&quot;; IFNA(COM.MICROSOFT.MAXIFS([$Appointments.$F$1:$Appointments.$F$1048576];[$Appointments.$B$1:$Appointments.$B$1048576];[.A39]); &quot;&quot;))">
            <text:p/>
          </table:table-cell>
          <table:table-cell table:style-name="ce2" table:formula="of:=IF(IFNA(INDEX([$Appointments.G$1:$Appointments.G$1048576]; MATCH([.A39]&amp;[.J39]; [$Appointments.$B$1:$Appointments.$B$1048576]&amp;[$Appointments.$F$1:$Appointments.$F$1048576]; 0)); &quot;&quot;)=0; &quot;&quot;; IFNA(INDEX([$Appointments.G$1:$Appointments.G$1048576]; MATCH([.A39]&amp;[.J39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40]); &quot;&quot;; ORG.OPENOFFICE.YEARS([.$C40];TODAY();0))">
            <text:p/>
          </table:table-cell>
          <table:table-cell table:number-columns-repeated="6"/>
          <table:table-cell table:style-name="ce2" table:formula="of:=IF(IFNA(INDEX([$Appointments.G$1:$Appointments.G$1048576]; MATCH([.A40]&amp;[.J40]; [$Appointments.$B$1:$Appointments.$B$1048576]&amp;[$Appointments.$F$1:$Appointments.$F$1048576]; 0)); &quot;&quot;)=0; &quot;&quot;; IFNA(INDEX([$Appointments.G$1:$Appointments.G$1048576]; MATCH([.A40]&amp;[.J40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41]); &quot;&quot;; ORG.OPENOFFICE.YEARS([.$C41];TODAY();0))">
            <text:p/>
          </table:table-cell>
          <table:table-cell table:number-columns-repeated="6"/>
          <table:table-cell table:style-name="ce2" table:formula="of:=IF(IFNA(INDEX([$Appointments.G$1:$Appointments.G$1048576]; MATCH([.A41]&amp;[.J41]; [$Appointments.$B$1:$Appointments.$B$1048576]&amp;[$Appointments.$F$1:$Appointments.$F$1048576]; 0)); &quot;&quot;)=0; &quot;&quot;; IFNA(INDEX([$Appointments.G$1:$Appointments.G$1048576]; MATCH([.A41]&amp;[.J41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42]); &quot;&quot;; ORG.OPENOFFICE.YEARS([.$C42];TODAY();0))">
            <text:p/>
          </table:table-cell>
          <table:table-cell table:number-columns-repeated="6"/>
          <table:table-cell table:style-name="ce2" table:formula="of:=IF(IFNA(INDEX([$Appointments.G$1:$Appointments.G$1048576]; MATCH([.A42]&amp;[.J42]; [$Appointments.$B$1:$Appointments.$B$1048576]&amp;[$Appointments.$F$1:$Appointments.$F$1048576]; 0)); &quot;&quot;)=0; &quot;&quot;; IFNA(INDEX([$Appointments.G$1:$Appointments.G$1048576]; MATCH([.A42]&amp;[.J42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43]); &quot;&quot;; ORG.OPENOFFICE.YEARS([.$C43];TODAY();0))">
            <text:p/>
          </table:table-cell>
          <table:table-cell table:number-columns-repeated="6"/>
          <table:table-cell table:style-name="ce2" table:formula="of:=IF(IFNA(INDEX([$Appointments.G$1:$Appointments.G$1048576]; MATCH([.A43]&amp;[.J43]; [$Appointments.$B$1:$Appointments.$B$1048576]&amp;[$Appointments.$F$1:$Appointments.$F$1048576]; 0)); &quot;&quot;)=0; &quot;&quot;; IFNA(INDEX([$Appointments.G$1:$Appointments.G$1048576]; MATCH([.A43]&amp;[.J43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44]); &quot;&quot;; ORG.OPENOFFICE.YEARS([.$C44];TODAY();0))">
            <text:p/>
          </table:table-cell>
          <table:table-cell table:number-columns-repeated="6"/>
          <table:table-cell table:style-name="ce2" table:formula="of:=IF(IFNA(INDEX([$Appointments.G$1:$Appointments.G$1048576]; MATCH([.A44]&amp;[.J44]; [$Appointments.$B$1:$Appointments.$B$1048576]&amp;[$Appointments.$F$1:$Appointments.$F$1048576]; 0)); &quot;&quot;)=0; &quot;&quot;; IFNA(INDEX([$Appointments.G$1:$Appointments.G$1048576]; MATCH([.A44]&amp;[.J44]; [$Appointments.$B$1:$Appointments.$B$1048576]&amp;[$Appointments.$F$1:$Appointments.$F$1048576]; 0)); &quot;&quot;))">
            <text:p/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F(ISBLANK([.C45]); &quot;&quot;; ORG.OPENOFFICE.YEARS([.$C4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46]); &quot;&quot;; ORG.OPENOFFICE.YEARS([.$C4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47]); &quot;&quot;; ORG.OPENOFFICE.YEARS([.$C4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48]); &quot;&quot;; ORG.OPENOFFICE.YEARS([.$C4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49]); &quot;&quot;; ORG.OPENOFFICE.YEARS([.$C4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0]); &quot;&quot;; ORG.OPENOFFICE.YEARS([.$C5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1]); &quot;&quot;; ORG.OPENOFFICE.YEARS([.$C5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2]); &quot;&quot;; ORG.OPENOFFICE.YEARS([.$C5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3]); &quot;&quot;; ORG.OPENOFFICE.YEARS([.$C5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4]); &quot;&quot;; ORG.OPENOFFICE.YEARS([.$C5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5]); &quot;&quot;; ORG.OPENOFFICE.YEARS([.$C5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6]); &quot;&quot;; ORG.OPENOFFICE.YEARS([.$C5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7]); &quot;&quot;; ORG.OPENOFFICE.YEARS([.$C5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8]); &quot;&quot;; ORG.OPENOFFICE.YEARS([.$C5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59]); &quot;&quot;; ORG.OPENOFFICE.YEARS([.$C5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0]); &quot;&quot;; ORG.OPENOFFICE.YEARS([.$C6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1]); &quot;&quot;; ORG.OPENOFFICE.YEARS([.$C6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2]); &quot;&quot;; ORG.OPENOFFICE.YEARS([.$C6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3]); &quot;&quot;; ORG.OPENOFFICE.YEARS([.$C6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4]); &quot;&quot;; ORG.OPENOFFICE.YEARS([.$C6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5]); &quot;&quot;; ORG.OPENOFFICE.YEARS([.$C6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6]); &quot;&quot;; ORG.OPENOFFICE.YEARS([.$C6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7]); &quot;&quot;; ORG.OPENOFFICE.YEARS([.$C6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8]); &quot;&quot;; ORG.OPENOFFICE.YEARS([.$C6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69]); &quot;&quot;; ORG.OPENOFFICE.YEARS([.$C6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0]); &quot;&quot;; ORG.OPENOFFICE.YEARS([.$C7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1]); &quot;&quot;; ORG.OPENOFFICE.YEARS([.$C7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2]); &quot;&quot;; ORG.OPENOFFICE.YEARS([.$C7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3]); &quot;&quot;; ORG.OPENOFFICE.YEARS([.$C7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4]); &quot;&quot;; ORG.OPENOFFICE.YEARS([.$C7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5]); &quot;&quot;; ORG.OPENOFFICE.YEARS([.$C7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6]); &quot;&quot;; ORG.OPENOFFICE.YEARS([.$C7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7]); &quot;&quot;; ORG.OPENOFFICE.YEARS([.$C7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8]); &quot;&quot;; ORG.OPENOFFICE.YEARS([.$C7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79]); &quot;&quot;; ORG.OPENOFFICE.YEARS([.$C7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0]); &quot;&quot;; ORG.OPENOFFICE.YEARS([.$C8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1]); &quot;&quot;; ORG.OPENOFFICE.YEARS([.$C8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2]); &quot;&quot;; ORG.OPENOFFICE.YEARS([.$C8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3]); &quot;&quot;; ORG.OPENOFFICE.YEARS([.$C8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4]); &quot;&quot;; ORG.OPENOFFICE.YEARS([.$C8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5]); &quot;&quot;; ORG.OPENOFFICE.YEARS([.$C8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6]); &quot;&quot;; ORG.OPENOFFICE.YEARS([.$C8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7]); &quot;&quot;; ORG.OPENOFFICE.YEARS([.$C8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8]); &quot;&quot;; ORG.OPENOFFICE.YEARS([.$C8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89]); &quot;&quot;; ORG.OPENOFFICE.YEARS([.$C8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0]); &quot;&quot;; ORG.OPENOFFICE.YEARS([.$C9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1]); &quot;&quot;; ORG.OPENOFFICE.YEARS([.$C9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2]); &quot;&quot;; ORG.OPENOFFICE.YEARS([.$C9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3]); &quot;&quot;; ORG.OPENOFFICE.YEARS([.$C9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4]); &quot;&quot;; ORG.OPENOFFICE.YEARS([.$C9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5]); &quot;&quot;; ORG.OPENOFFICE.YEARS([.$C9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6]); &quot;&quot;; ORG.OPENOFFICE.YEARS([.$C9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7]); &quot;&quot;; ORG.OPENOFFICE.YEARS([.$C9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8]); &quot;&quot;; ORG.OPENOFFICE.YEARS([.$C9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99]); &quot;&quot;; ORG.OPENOFFICE.YEARS([.$C9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0]); &quot;&quot;; ORG.OPENOFFICE.YEARS([.$C10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1]); &quot;&quot;; ORG.OPENOFFICE.YEARS([.$C10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2]); &quot;&quot;; ORG.OPENOFFICE.YEARS([.$C10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3]); &quot;&quot;; ORG.OPENOFFICE.YEARS([.$C10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4]); &quot;&quot;; ORG.OPENOFFICE.YEARS([.$C10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5]); &quot;&quot;; ORG.OPENOFFICE.YEARS([.$C10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6]); &quot;&quot;; ORG.OPENOFFICE.YEARS([.$C10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7]); &quot;&quot;; ORG.OPENOFFICE.YEARS([.$C10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8]); &quot;&quot;; ORG.OPENOFFICE.YEARS([.$C10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09]); &quot;&quot;; ORG.OPENOFFICE.YEARS([.$C10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0]); &quot;&quot;; ORG.OPENOFFICE.YEARS([.$C11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1]); &quot;&quot;; ORG.OPENOFFICE.YEARS([.$C11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2]); &quot;&quot;; ORG.OPENOFFICE.YEARS([.$C11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3]); &quot;&quot;; ORG.OPENOFFICE.YEARS([.$C11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4]); &quot;&quot;; ORG.OPENOFFICE.YEARS([.$C11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5]); &quot;&quot;; ORG.OPENOFFICE.YEARS([.$C11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6]); &quot;&quot;; ORG.OPENOFFICE.YEARS([.$C11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7]); &quot;&quot;; ORG.OPENOFFICE.YEARS([.$C11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8]); &quot;&quot;; ORG.OPENOFFICE.YEARS([.$C11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19]); &quot;&quot;; ORG.OPENOFFICE.YEARS([.$C11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0]); &quot;&quot;; ORG.OPENOFFICE.YEARS([.$C12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1]); &quot;&quot;; ORG.OPENOFFICE.YEARS([.$C12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2]); &quot;&quot;; ORG.OPENOFFICE.YEARS([.$C12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3]); &quot;&quot;; ORG.OPENOFFICE.YEARS([.$C12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4]); &quot;&quot;; ORG.OPENOFFICE.YEARS([.$C12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5]); &quot;&quot;; ORG.OPENOFFICE.YEARS([.$C12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6]); &quot;&quot;; ORG.OPENOFFICE.YEARS([.$C12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7]); &quot;&quot;; ORG.OPENOFFICE.YEARS([.$C12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8]); &quot;&quot;; ORG.OPENOFFICE.YEARS([.$C12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29]); &quot;&quot;; ORG.OPENOFFICE.YEARS([.$C12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0]); &quot;&quot;; ORG.OPENOFFICE.YEARS([.$C13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1]); &quot;&quot;; ORG.OPENOFFICE.YEARS([.$C13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2]); &quot;&quot;; ORG.OPENOFFICE.YEARS([.$C13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3]); &quot;&quot;; ORG.OPENOFFICE.YEARS([.$C13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4]); &quot;&quot;; ORG.OPENOFFICE.YEARS([.$C13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5]); &quot;&quot;; ORG.OPENOFFICE.YEARS([.$C13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6]); &quot;&quot;; ORG.OPENOFFICE.YEARS([.$C13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7]); &quot;&quot;; ORG.OPENOFFICE.YEARS([.$C13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8]); &quot;&quot;; ORG.OPENOFFICE.YEARS([.$C13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39]); &quot;&quot;; ORG.OPENOFFICE.YEARS([.$C13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0]); &quot;&quot;; ORG.OPENOFFICE.YEARS([.$C14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1]); &quot;&quot;; ORG.OPENOFFICE.YEARS([.$C14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2]); &quot;&quot;; ORG.OPENOFFICE.YEARS([.$C14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3]); &quot;&quot;; ORG.OPENOFFICE.YEARS([.$C14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4]); &quot;&quot;; ORG.OPENOFFICE.YEARS([.$C14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5]); &quot;&quot;; ORG.OPENOFFICE.YEARS([.$C14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6]); &quot;&quot;; ORG.OPENOFFICE.YEARS([.$C14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7]); &quot;&quot;; ORG.OPENOFFICE.YEARS([.$C14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8]); &quot;&quot;; ORG.OPENOFFICE.YEARS([.$C14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49]); &quot;&quot;; ORG.OPENOFFICE.YEARS([.$C14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0]); &quot;&quot;; ORG.OPENOFFICE.YEARS([.$C15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1]); &quot;&quot;; ORG.OPENOFFICE.YEARS([.$C15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2]); &quot;&quot;; ORG.OPENOFFICE.YEARS([.$C15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3]); &quot;&quot;; ORG.OPENOFFICE.YEARS([.$C15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4]); &quot;&quot;; ORG.OPENOFFICE.YEARS([.$C15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5]); &quot;&quot;; ORG.OPENOFFICE.YEARS([.$C15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6]); &quot;&quot;; ORG.OPENOFFICE.YEARS([.$C15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7]); &quot;&quot;; ORG.OPENOFFICE.YEARS([.$C15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8]); &quot;&quot;; ORG.OPENOFFICE.YEARS([.$C15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59]); &quot;&quot;; ORG.OPENOFFICE.YEARS([.$C15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0]); &quot;&quot;; ORG.OPENOFFICE.YEARS([.$C16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1]); &quot;&quot;; ORG.OPENOFFICE.YEARS([.$C16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2]); &quot;&quot;; ORG.OPENOFFICE.YEARS([.$C16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3]); &quot;&quot;; ORG.OPENOFFICE.YEARS([.$C16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4]); &quot;&quot;; ORG.OPENOFFICE.YEARS([.$C16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5]); &quot;&quot;; ORG.OPENOFFICE.YEARS([.$C16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6]); &quot;&quot;; ORG.OPENOFFICE.YEARS([.$C16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7]); &quot;&quot;; ORG.OPENOFFICE.YEARS([.$C16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8]); &quot;&quot;; ORG.OPENOFFICE.YEARS([.$C16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69]); &quot;&quot;; ORG.OPENOFFICE.YEARS([.$C16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0]); &quot;&quot;; ORG.OPENOFFICE.YEARS([.$C17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1]); &quot;&quot;; ORG.OPENOFFICE.YEARS([.$C17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2]); &quot;&quot;; ORG.OPENOFFICE.YEARS([.$C17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3]); &quot;&quot;; ORG.OPENOFFICE.YEARS([.$C17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4]); &quot;&quot;; ORG.OPENOFFICE.YEARS([.$C17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5]); &quot;&quot;; ORG.OPENOFFICE.YEARS([.$C17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6]); &quot;&quot;; ORG.OPENOFFICE.YEARS([.$C17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7]); &quot;&quot;; ORG.OPENOFFICE.YEARS([.$C17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8]); &quot;&quot;; ORG.OPENOFFICE.YEARS([.$C17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79]); &quot;&quot;; ORG.OPENOFFICE.YEARS([.$C17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0]); &quot;&quot;; ORG.OPENOFFICE.YEARS([.$C18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1]); &quot;&quot;; ORG.OPENOFFICE.YEARS([.$C18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2]); &quot;&quot;; ORG.OPENOFFICE.YEARS([.$C18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3]); &quot;&quot;; ORG.OPENOFFICE.YEARS([.$C18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4]); &quot;&quot;; ORG.OPENOFFICE.YEARS([.$C18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5]); &quot;&quot;; ORG.OPENOFFICE.YEARS([.$C18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6]); &quot;&quot;; ORG.OPENOFFICE.YEARS([.$C18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7]); &quot;&quot;; ORG.OPENOFFICE.YEARS([.$C18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8]); &quot;&quot;; ORG.OPENOFFICE.YEARS([.$C18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89]); &quot;&quot;; ORG.OPENOFFICE.YEARS([.$C18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0]); &quot;&quot;; ORG.OPENOFFICE.YEARS([.$C19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1]); &quot;&quot;; ORG.OPENOFFICE.YEARS([.$C19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2]); &quot;&quot;; ORG.OPENOFFICE.YEARS([.$C19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3]); &quot;&quot;; ORG.OPENOFFICE.YEARS([.$C19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4]); &quot;&quot;; ORG.OPENOFFICE.YEARS([.$C19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5]); &quot;&quot;; ORG.OPENOFFICE.YEARS([.$C19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6]); &quot;&quot;; ORG.OPENOFFICE.YEARS([.$C19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7]); &quot;&quot;; ORG.OPENOFFICE.YEARS([.$C19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8]); &quot;&quot;; ORG.OPENOFFICE.YEARS([.$C19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199]); &quot;&quot;; ORG.OPENOFFICE.YEARS([.$C19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0]); &quot;&quot;; ORG.OPENOFFICE.YEARS([.$C20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1]); &quot;&quot;; ORG.OPENOFFICE.YEARS([.$C20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2]); &quot;&quot;; ORG.OPENOFFICE.YEARS([.$C20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3]); &quot;&quot;; ORG.OPENOFFICE.YEARS([.$C20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4]); &quot;&quot;; ORG.OPENOFFICE.YEARS([.$C20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5]); &quot;&quot;; ORG.OPENOFFICE.YEARS([.$C20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6]); &quot;&quot;; ORG.OPENOFFICE.YEARS([.$C20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7]); &quot;&quot;; ORG.OPENOFFICE.YEARS([.$C20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8]); &quot;&quot;; ORG.OPENOFFICE.YEARS([.$C20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09]); &quot;&quot;; ORG.OPENOFFICE.YEARS([.$C20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0]); &quot;&quot;; ORG.OPENOFFICE.YEARS([.$C21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1]); &quot;&quot;; ORG.OPENOFFICE.YEARS([.$C21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2]); &quot;&quot;; ORG.OPENOFFICE.YEARS([.$C21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3]); &quot;&quot;; ORG.OPENOFFICE.YEARS([.$C21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4]); &quot;&quot;; ORG.OPENOFFICE.YEARS([.$C21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5]); &quot;&quot;; ORG.OPENOFFICE.YEARS([.$C21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6]); &quot;&quot;; ORG.OPENOFFICE.YEARS([.$C21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7]); &quot;&quot;; ORG.OPENOFFICE.YEARS([.$C21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8]); &quot;&quot;; ORG.OPENOFFICE.YEARS([.$C21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19]); &quot;&quot;; ORG.OPENOFFICE.YEARS([.$C21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0]); &quot;&quot;; ORG.OPENOFFICE.YEARS([.$C22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1]); &quot;&quot;; ORG.OPENOFFICE.YEARS([.$C22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2]); &quot;&quot;; ORG.OPENOFFICE.YEARS([.$C22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3]); &quot;&quot;; ORG.OPENOFFICE.YEARS([.$C22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4]); &quot;&quot;; ORG.OPENOFFICE.YEARS([.$C22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5]); &quot;&quot;; ORG.OPENOFFICE.YEARS([.$C22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6]); &quot;&quot;; ORG.OPENOFFICE.YEARS([.$C22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7]); &quot;&quot;; ORG.OPENOFFICE.YEARS([.$C22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8]); &quot;&quot;; ORG.OPENOFFICE.YEARS([.$C22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29]); &quot;&quot;; ORG.OPENOFFICE.YEARS([.$C22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0]); &quot;&quot;; ORG.OPENOFFICE.YEARS([.$C23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1]); &quot;&quot;; ORG.OPENOFFICE.YEARS([.$C23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2]); &quot;&quot;; ORG.OPENOFFICE.YEARS([.$C23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3]); &quot;&quot;; ORG.OPENOFFICE.YEARS([.$C23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4]); &quot;&quot;; ORG.OPENOFFICE.YEARS([.$C23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5]); &quot;&quot;; ORG.OPENOFFICE.YEARS([.$C23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6]); &quot;&quot;; ORG.OPENOFFICE.YEARS([.$C23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7]); &quot;&quot;; ORG.OPENOFFICE.YEARS([.$C23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8]); &quot;&quot;; ORG.OPENOFFICE.YEARS([.$C23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39]); &quot;&quot;; ORG.OPENOFFICE.YEARS([.$C23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0]); &quot;&quot;; ORG.OPENOFFICE.YEARS([.$C24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1]); &quot;&quot;; ORG.OPENOFFICE.YEARS([.$C24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2]); &quot;&quot;; ORG.OPENOFFICE.YEARS([.$C24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3]); &quot;&quot;; ORG.OPENOFFICE.YEARS([.$C24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4]); &quot;&quot;; ORG.OPENOFFICE.YEARS([.$C24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5]); &quot;&quot;; ORG.OPENOFFICE.YEARS([.$C24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6]); &quot;&quot;; ORG.OPENOFFICE.YEARS([.$C24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7]); &quot;&quot;; ORG.OPENOFFICE.YEARS([.$C24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8]); &quot;&quot;; ORG.OPENOFFICE.YEARS([.$C24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49]); &quot;&quot;; ORG.OPENOFFICE.YEARS([.$C24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0]); &quot;&quot;; ORG.OPENOFFICE.YEARS([.$C25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1]); &quot;&quot;; ORG.OPENOFFICE.YEARS([.$C25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2]); &quot;&quot;; ORG.OPENOFFICE.YEARS([.$C25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3]); &quot;&quot;; ORG.OPENOFFICE.YEARS([.$C25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4]); &quot;&quot;; ORG.OPENOFFICE.YEARS([.$C25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5]); &quot;&quot;; ORG.OPENOFFICE.YEARS([.$C25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6]); &quot;&quot;; ORG.OPENOFFICE.YEARS([.$C25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7]); &quot;&quot;; ORG.OPENOFFICE.YEARS([.$C25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8]); &quot;&quot;; ORG.OPENOFFICE.YEARS([.$C25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59]); &quot;&quot;; ORG.OPENOFFICE.YEARS([.$C25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0]); &quot;&quot;; ORG.OPENOFFICE.YEARS([.$C26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1]); &quot;&quot;; ORG.OPENOFFICE.YEARS([.$C26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2]); &quot;&quot;; ORG.OPENOFFICE.YEARS([.$C26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3]); &quot;&quot;; ORG.OPENOFFICE.YEARS([.$C26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4]); &quot;&quot;; ORG.OPENOFFICE.YEARS([.$C26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5]); &quot;&quot;; ORG.OPENOFFICE.YEARS([.$C26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6]); &quot;&quot;; ORG.OPENOFFICE.YEARS([.$C26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7]); &quot;&quot;; ORG.OPENOFFICE.YEARS([.$C26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8]); &quot;&quot;; ORG.OPENOFFICE.YEARS([.$C26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69]); &quot;&quot;; ORG.OPENOFFICE.YEARS([.$C26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0]); &quot;&quot;; ORG.OPENOFFICE.YEARS([.$C27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1]); &quot;&quot;; ORG.OPENOFFICE.YEARS([.$C27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2]); &quot;&quot;; ORG.OPENOFFICE.YEARS([.$C27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3]); &quot;&quot;; ORG.OPENOFFICE.YEARS([.$C27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4]); &quot;&quot;; ORG.OPENOFFICE.YEARS([.$C27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5]); &quot;&quot;; ORG.OPENOFFICE.YEARS([.$C27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6]); &quot;&quot;; ORG.OPENOFFICE.YEARS([.$C27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7]); &quot;&quot;; ORG.OPENOFFICE.YEARS([.$C27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8]); &quot;&quot;; ORG.OPENOFFICE.YEARS([.$C27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79]); &quot;&quot;; ORG.OPENOFFICE.YEARS([.$C27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0]); &quot;&quot;; ORG.OPENOFFICE.YEARS([.$C28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1]); &quot;&quot;; ORG.OPENOFFICE.YEARS([.$C28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2]); &quot;&quot;; ORG.OPENOFFICE.YEARS([.$C28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3]); &quot;&quot;; ORG.OPENOFFICE.YEARS([.$C28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4]); &quot;&quot;; ORG.OPENOFFICE.YEARS([.$C28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5]); &quot;&quot;; ORG.OPENOFFICE.YEARS([.$C28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6]); &quot;&quot;; ORG.OPENOFFICE.YEARS([.$C28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7]); &quot;&quot;; ORG.OPENOFFICE.YEARS([.$C28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8]); &quot;&quot;; ORG.OPENOFFICE.YEARS([.$C28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89]); &quot;&quot;; ORG.OPENOFFICE.YEARS([.$C28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0]); &quot;&quot;; ORG.OPENOFFICE.YEARS([.$C29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1]); &quot;&quot;; ORG.OPENOFFICE.YEARS([.$C29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2]); &quot;&quot;; ORG.OPENOFFICE.YEARS([.$C29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3]); &quot;&quot;; ORG.OPENOFFICE.YEARS([.$C29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4]); &quot;&quot;; ORG.OPENOFFICE.YEARS([.$C29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5]); &quot;&quot;; ORG.OPENOFFICE.YEARS([.$C29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6]); &quot;&quot;; ORG.OPENOFFICE.YEARS([.$C29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7]); &quot;&quot;; ORG.OPENOFFICE.YEARS([.$C29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8]); &quot;&quot;; ORG.OPENOFFICE.YEARS([.$C29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299]); &quot;&quot;; ORG.OPENOFFICE.YEARS([.$C29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0]); &quot;&quot;; ORG.OPENOFFICE.YEARS([.$C30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1]); &quot;&quot;; ORG.OPENOFFICE.YEARS([.$C30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2]); &quot;&quot;; ORG.OPENOFFICE.YEARS([.$C30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3]); &quot;&quot;; ORG.OPENOFFICE.YEARS([.$C30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4]); &quot;&quot;; ORG.OPENOFFICE.YEARS([.$C30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5]); &quot;&quot;; ORG.OPENOFFICE.YEARS([.$C30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6]); &quot;&quot;; ORG.OPENOFFICE.YEARS([.$C30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7]); &quot;&quot;; ORG.OPENOFFICE.YEARS([.$C30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8]); &quot;&quot;; ORG.OPENOFFICE.YEARS([.$C30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09]); &quot;&quot;; ORG.OPENOFFICE.YEARS([.$C30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0]); &quot;&quot;; ORG.OPENOFFICE.YEARS([.$C31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1]); &quot;&quot;; ORG.OPENOFFICE.YEARS([.$C31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2]); &quot;&quot;; ORG.OPENOFFICE.YEARS([.$C31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3]); &quot;&quot;; ORG.OPENOFFICE.YEARS([.$C31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4]); &quot;&quot;; ORG.OPENOFFICE.YEARS([.$C31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5]); &quot;&quot;; ORG.OPENOFFICE.YEARS([.$C31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6]); &quot;&quot;; ORG.OPENOFFICE.YEARS([.$C31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7]); &quot;&quot;; ORG.OPENOFFICE.YEARS([.$C31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8]); &quot;&quot;; ORG.OPENOFFICE.YEARS([.$C31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19]); &quot;&quot;; ORG.OPENOFFICE.YEARS([.$C31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0]); &quot;&quot;; ORG.OPENOFFICE.YEARS([.$C32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1]); &quot;&quot;; ORG.OPENOFFICE.YEARS([.$C32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2]); &quot;&quot;; ORG.OPENOFFICE.YEARS([.$C32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3]); &quot;&quot;; ORG.OPENOFFICE.YEARS([.$C32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4]); &quot;&quot;; ORG.OPENOFFICE.YEARS([.$C32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5]); &quot;&quot;; ORG.OPENOFFICE.YEARS([.$C32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6]); &quot;&quot;; ORG.OPENOFFICE.YEARS([.$C32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7]); &quot;&quot;; ORG.OPENOFFICE.YEARS([.$C32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8]); &quot;&quot;; ORG.OPENOFFICE.YEARS([.$C32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29]); &quot;&quot;; ORG.OPENOFFICE.YEARS([.$C32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0]); &quot;&quot;; ORG.OPENOFFICE.YEARS([.$C33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1]); &quot;&quot;; ORG.OPENOFFICE.YEARS([.$C33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2]); &quot;&quot;; ORG.OPENOFFICE.YEARS([.$C33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3]); &quot;&quot;; ORG.OPENOFFICE.YEARS([.$C33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4]); &quot;&quot;; ORG.OPENOFFICE.YEARS([.$C33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5]); &quot;&quot;; ORG.OPENOFFICE.YEARS([.$C33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6]); &quot;&quot;; ORG.OPENOFFICE.YEARS([.$C33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7]); &quot;&quot;; ORG.OPENOFFICE.YEARS([.$C33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8]); &quot;&quot;; ORG.OPENOFFICE.YEARS([.$C33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39]); &quot;&quot;; ORG.OPENOFFICE.YEARS([.$C33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0]); &quot;&quot;; ORG.OPENOFFICE.YEARS([.$C34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1]); &quot;&quot;; ORG.OPENOFFICE.YEARS([.$C34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2]); &quot;&quot;; ORG.OPENOFFICE.YEARS([.$C34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3]); &quot;&quot;; ORG.OPENOFFICE.YEARS([.$C34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4]); &quot;&quot;; ORG.OPENOFFICE.YEARS([.$C34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5]); &quot;&quot;; ORG.OPENOFFICE.YEARS([.$C34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6]); &quot;&quot;; ORG.OPENOFFICE.YEARS([.$C34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7]); &quot;&quot;; ORG.OPENOFFICE.YEARS([.$C34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8]); &quot;&quot;; ORG.OPENOFFICE.YEARS([.$C34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49]); &quot;&quot;; ORG.OPENOFFICE.YEARS([.$C34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0]); &quot;&quot;; ORG.OPENOFFICE.YEARS([.$C35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1]); &quot;&quot;; ORG.OPENOFFICE.YEARS([.$C35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2]); &quot;&quot;; ORG.OPENOFFICE.YEARS([.$C35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3]); &quot;&quot;; ORG.OPENOFFICE.YEARS([.$C35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4]); &quot;&quot;; ORG.OPENOFFICE.YEARS([.$C35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5]); &quot;&quot;; ORG.OPENOFFICE.YEARS([.$C35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6]); &quot;&quot;; ORG.OPENOFFICE.YEARS([.$C35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7]); &quot;&quot;; ORG.OPENOFFICE.YEARS([.$C35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8]); &quot;&quot;; ORG.OPENOFFICE.YEARS([.$C35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59]); &quot;&quot;; ORG.OPENOFFICE.YEARS([.$C35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0]); &quot;&quot;; ORG.OPENOFFICE.YEARS([.$C36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1]); &quot;&quot;; ORG.OPENOFFICE.YEARS([.$C36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2]); &quot;&quot;; ORG.OPENOFFICE.YEARS([.$C36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3]); &quot;&quot;; ORG.OPENOFFICE.YEARS([.$C36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4]); &quot;&quot;; ORG.OPENOFFICE.YEARS([.$C36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5]); &quot;&quot;; ORG.OPENOFFICE.YEARS([.$C36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6]); &quot;&quot;; ORG.OPENOFFICE.YEARS([.$C36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7]); &quot;&quot;; ORG.OPENOFFICE.YEARS([.$C36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8]); &quot;&quot;; ORG.OPENOFFICE.YEARS([.$C36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69]); &quot;&quot;; ORG.OPENOFFICE.YEARS([.$C36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0]); &quot;&quot;; ORG.OPENOFFICE.YEARS([.$C37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1]); &quot;&quot;; ORG.OPENOFFICE.YEARS([.$C37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2]); &quot;&quot;; ORG.OPENOFFICE.YEARS([.$C37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3]); &quot;&quot;; ORG.OPENOFFICE.YEARS([.$C37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4]); &quot;&quot;; ORG.OPENOFFICE.YEARS([.$C37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5]); &quot;&quot;; ORG.OPENOFFICE.YEARS([.$C37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6]); &quot;&quot;; ORG.OPENOFFICE.YEARS([.$C37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7]); &quot;&quot;; ORG.OPENOFFICE.YEARS([.$C37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8]); &quot;&quot;; ORG.OPENOFFICE.YEARS([.$C37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79]); &quot;&quot;; ORG.OPENOFFICE.YEARS([.$C37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0]); &quot;&quot;; ORG.OPENOFFICE.YEARS([.$C38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1]); &quot;&quot;; ORG.OPENOFFICE.YEARS([.$C38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2]); &quot;&quot;; ORG.OPENOFFICE.YEARS([.$C38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3]); &quot;&quot;; ORG.OPENOFFICE.YEARS([.$C38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4]); &quot;&quot;; ORG.OPENOFFICE.YEARS([.$C38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5]); &quot;&quot;; ORG.OPENOFFICE.YEARS([.$C38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6]); &quot;&quot;; ORG.OPENOFFICE.YEARS([.$C38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7]); &quot;&quot;; ORG.OPENOFFICE.YEARS([.$C387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8]); &quot;&quot;; ORG.OPENOFFICE.YEARS([.$C388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89]); &quot;&quot;; ORG.OPENOFFICE.YEARS([.$C389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90]); &quot;&quot;; ORG.OPENOFFICE.YEARS([.$C390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91]); &quot;&quot;; ORG.OPENOFFICE.YEARS([.$C391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92]); &quot;&quot;; ORG.OPENOFFICE.YEARS([.$C392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93]); &quot;&quot;; ORG.OPENOFFICE.YEARS([.$C393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94]); &quot;&quot;; ORG.OPENOFFICE.YEARS([.$C394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95]); &quot;&quot;; ORG.OPENOFFICE.YEARS([.$C395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96]); &quot;&quot;; ORG.OPENOFFICE.YEARS([.$C396];TODAY();0))">
            <text:p/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F(ISBLANK([.C397]); &quot;&quot;; ORG.OPENOFFICE.YEARS([.$C397];TODAY();0))">
            <text:p/>
          </table:table-cell>
          <table:table-cell table:number-columns-repeated="11"/>
        </table:table-row>
        <table:table-row table:style-name="ro1" table:number-rows-repeated="104817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16"/>
        <table:table-column table:style-name="co16" table:default-cell-style-name="ce9"/>
        <table:table-column table:style-name="co12" table:default-cell-style-name="ce29"/>
        <table:table-column table:style-name="co12" table:default-cell-style-name="Default"/>
        <table:table-column table:style-name="co17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33"/>
        <table:table-column table:style-name="co2" table:default-cell-style-name="ce12"/>
        <table:table-column table:style-name="co2" table:number-columns-repeated="5" table:default-cell-style-name="Default"/>
        <table:table-column table:style-name="co2" table:default-cell-style-name="ce3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nation</text:p>
          </table:table-cell>
          <table:table-cell office:value-type="string" calcext:value-type="string">
            <text:p>Visits past month</text:p>
          </table:table-cell>
          <table:table-cell office:value-type="string" calcext:value-type="string">
            <text:p>Upcoming visits</text:p>
          </table:table-cell>
          <table:table-cell office:value-type="string" calcext:value-type="string">
            <text:p>Combined visits</text:p>
          </table:table-cell>
          <table:table-cell table:style-name="ce5" table:content-validation-name="val4" office:value-type="string" calcext:value-type="string">
            <text:p>Unavailable from</text:p>
          </table:table-cell>
          <table:table-cell table:style-name="ce7" table:content-validation-name="val5" office:value-type="string" calcext:value-type="string">
            <text:p>Unavailable till</text:p>
          </table:table-cell>
          <table:table-cell table:style-name="ce5" table:content-validation-name="val6" office:value-type="string" calcext:value-type="string">
            <text:p>Phone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pening hours</text:p>
          </table:table-cell>
          <table:table-cell table:style-name="ce31" office:value-type="string" calcext:value-type="string" table:number-columns-spanned="4" table:number-rows-spanned="1">
            <text:p>Languages</text:p>
          </table:table-cell>
          <table:covered-table-cell table:number-columns-repeated="3"/>
          <table:table-cell table:style-name="ce31" office:value-type="string" calcext:value-type="string" table:number-columns-spanned="7" table:number-rows-spanned="1">
            <text:p>Serices Offered</text:p>
          </table:table-cell>
          <table:covered-table-cell table:number-columns-repeated="5" table:style-name="ce5"/>
          <table:covered-table-cell table:style-name="ce14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Diane</text:p>
          </table:table-cell>
          <table:table-cell table:content-validation-name="val3" office:value-type="string" calcext:value-type="string">
            <text:p>yes</text:p>
          </table:table-cell>
          <table:table-cell table:formula="of:=COUNTIFS([$Appointments.$D$1:$Appointments.$D$1048576];[.$A2];[$Appointments.$F$1:$Appointments.$F$1048576];&quot;&gt;=&quot;&amp;TODAY()-30)" office:value-type="float" office:value="1" calcext:value-type="float">
            <text:p>1</text:p>
          </table:table-cell>
          <table:table-cell table:formula="of:=COUNTIFS([$Appointments.$D$1:$Appointments.$D$1048576];[.$A2];[$Appointments.$F$1:$Appointments.$F$1048576];&quot;&gt;=&quot;&amp;TODAY())" office:value-type="float" office:value="0" calcext:value-type="float">
            <text:p>0</text:p>
          </table:table-cell>
          <table:table-cell table:formula="of:=SUM([.D2:.E2])" office:value-type="float" office:value="1" calcext:value-type="float">
            <text:p>1</text:p>
          </table:table-cell>
          <table:table-cell table:style-name="ce15" table:content-validation-name="val4" office:value-type="date" office:date-value="2020-01-10" calcext:value-type="date">
            <text:p>10.01.20</text:p>
          </table:table-cell>
          <table:table-cell table:style-name="ce8" table:content-validation-name="val5" office:value-type="date" office:date-value="2020-02-10" calcext:value-type="date">
            <text:p>10.02.20</text:p>
          </table:table-cell>
          <table:table-cell table:style-name="ce24" table:content-validation-name="val6"/>
          <table:table-cell office:value-type="string" calcext:value-type="string">
            <text:p>Am Badeteich</text:p>
          </table:table-cell>
          <table:table-cell office:value-type="string" calcext:value-type="string">
            <text:p>Montags - Freitags 10-12 14-16</text:p>
            <text:p>Samstag 10-12</text:p>
            <text:p>Sonntag Geschlossen</text:p>
          </table:table-cell>
          <table:table-cell table:number-columns-repeated="4"/>
          <table:table-cell office:value-type="string" calcext:value-type="string">
            <text:p>Snuggles</text:p>
          </table:table-cell>
          <table:table-cell office:value-type="string" calcext:value-type="string">
            <text:p>Pil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ean</text:p>
          </table:table-cell>
          <table:table-cell table:content-validation-name="val3" office:value-type="string" calcext:value-type="string">
            <text:p>yes</text:p>
          </table:table-cell>
          <table:table-cell table:formula="of:=COUNTIFS([$Appointments.$D$1:$Appointments.$D$1048576];[.$A3];[$Appointments.$F$1:$Appointments.$F$1048576];&quot;&gt;=&quot;&amp;TODAY()-30)" office:value-type="float" office:value="2" calcext:value-type="float">
            <text:p>2</text:p>
          </table:table-cell>
          <table:table-cell table:formula="of:=COUNTIFS([$Appointments.$D$1:$Appointments.$D$1048576];[.$A3];[$Appointments.$F$1:$Appointments.$F$1048576];&quot;&gt;=&quot;&amp;TODAY())" office:value-type="float" office:value="0" calcext:value-type="float">
            <text:p>0</text:p>
          </table:table-cell>
          <table:table-cell table:formula="of:=SUM([.D3:.E3])" office:value-type="float" office:value="2" calcext:value-type="float">
            <text:p>2</text:p>
          </table:table-cell>
          <table:table-cell table:style-name="ce15" table:content-validation-name="val4" office:value-type="date" office:date-value="2020-01-02" calcext:value-type="date">
            <text:p>02.01.20</text:p>
          </table:table-cell>
          <table:table-cell table:style-name="ce8" table:content-validation-name="val5" office:value-type="date" office:date-value="2020-02-02" calcext:value-type="date">
            <text:p>02.02.20</text:p>
          </table:table-cell>
          <table:table-cell table:style-name="ce24" table:content-validation-name="val6"/>
          <table:table-cell office:value-type="string" calcext:value-type="string">
            <text:p>Adress1</text:p>
          </table:table-cell>
          <table:table-cell table:number-columns-repeated="5"/>
          <table:table-cell table:style-name="Default" office:value-type="string" calcext:value-type="string">
            <text:p>Pi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on</text:p>
          </table:table-cell>
          <table:table-cell table:content-validation-name="val3" office:value-type="string" calcext:value-type="string">
            <text:p>yes</text:p>
          </table:table-cell>
          <table:table-cell table:formula="of:=COUNTIFS([$Appointments.$D$1:$Appointments.$D$1048576];[.$A4];[$Appointments.$F$1:$Appointments.$F$1048576];&quot;&gt;=&quot;&amp;TODAY()-30)" office:value-type="float" office:value="0" calcext:value-type="float">
            <text:p>0</text:p>
          </table:table-cell>
          <table:table-cell table:formula="of:=COUNTIFS([$Appointments.$D$1:$Appointments.$D$1048576];[.$A4];[$Appointments.$F$1:$Appointments.$F$1048576];&quot;&gt;=&quot;&amp;TODAY())" office:value-type="float" office:value="0" calcext:value-type="float">
            <text:p>0</text:p>
          </table:table-cell>
          <table:table-cell table:formula="of:=SUM([.D4:.E4])" office:value-type="float" office:value="0" calcext:value-type="float">
            <text:p>0</text:p>
          </table:table-cell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2</text:p>
          </table:table-cell>
          <table:table-cell table:number-columns-repeated="5"/>
          <table:table-cell office:value-type="string" calcext:value-type="string">
            <text:p>Slee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onna</text:p>
          </table:table-cell>
          <table:table-cell table:content-validation-name="val3" office:value-type="string" calcext:value-type="string">
            <text:p>yes</text:p>
          </table:table-cell>
          <table:table-cell table:formula="of:=COUNTIFS([$Appointments.$D$1:$Appointments.$D$1048576];[.$A5];[$Appointments.$F$1:$Appointments.$F$1048576];&quot;&gt;=&quot;&amp;TODAY()-30)" office:value-type="float" office:value="2" calcext:value-type="float">
            <text:p>2</text:p>
          </table:table-cell>
          <table:table-cell table:formula="of:=COUNTIFS([$Appointments.$D$1:$Appointments.$D$1048576];[.$A5];[$Appointments.$F$1:$Appointments.$F$1048576];&quot;&gt;=&quot;&amp;TODAY())" office:value-type="float" office:value="0" calcext:value-type="float">
            <text:p>0</text:p>
          </table:table-cell>
          <table:table-cell table:formula="of:=SUM([.D5:.E5])" office:value-type="float" office:value="2" calcext:value-type="float">
            <text:p>2</text:p>
          </table:table-cell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3</text:p>
          </table:table-cell>
          <table:table-cell table:number-columns-repeated="5"/>
          <table:table-cell office:value-type="string" calcext:value-type="string">
            <text:p>Pi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iablo</text:p>
          </table:table-cell>
          <table:table-cell table:content-validation-name="val3" office:value-type="string" calcext:value-type="string">
            <text:p>yes</text:p>
          </table:table-cell>
          <table:table-cell table:formula="of:=COUNTIFS([$Appointments.$D$1:$Appointments.$D$1048576];[.$A6];[$Appointments.$F$1:$Appointments.$F$1048576];&quot;&gt;=&quot;&amp;TODAY()-30)" office:value-type="float" office:value="0" calcext:value-type="float">
            <text:p>0</text:p>
          </table:table-cell>
          <table:table-cell table:formula="of:=COUNTIFS([$Appointments.$D$1:$Appointments.$D$1048576];[.$A6];[$Appointments.$F$1:$Appointments.$F$1048576];&quot;&gt;=&quot;&amp;TODAY())" office:value-type="float" office:value="0" calcext:value-type="float">
            <text:p>0</text:p>
          </table:table-cell>
          <table:table-cell table:formula="of:=SUM([.D6:.E6])" office:value-type="float" office:value="0" calcext:value-type="float">
            <text:p>0</text:p>
          </table:table-cell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4</text:p>
          </table:table-cell>
          <table:table-cell table:number-columns-repeated="5"/>
          <table:table-cell office:value-type="string" calcext:value-type="string">
            <text:p>Throat</text:p>
          </table:table-cell>
          <table:table-cell office:value-type="string" calcext:value-type="string">
            <text:p>Ears</text:p>
          </table:table-cell>
          <table:table-cell office:value-type="string" calcext:value-type="string">
            <text:p>Mo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igga</text:p>
          </table:table-cell>
          <table:table-cell office:value-type="string" calcext:value-type="string">
            <text:p>no</text:p>
          </table:table-cell>
          <table:table-cell table:formula="of:=COUNTIFS([$Appointments.$D$1:$Appointments.$D$1048576];[.$A7];[$Appointments.$F$1:$Appointments.$F$1048576];&quot;&gt;=&quot;&amp;TODAY()-30)" office:value-type="float" office:value="0" calcext:value-type="float">
            <text:p>0</text:p>
          </table:table-cell>
          <table:table-cell table:formula="of:=COUNTIFS([$Appointments.$D$1:$Appointments.$D$1048576];[.$A7];[$Appointments.$F$1:$Appointments.$F$1048576];&quot;&gt;=&quot;&amp;TODAY())" office:value-type="float" office:value="0" calcext:value-type="float">
            <text:p>0</text:p>
          </table:table-cell>
          <table:table-cell table:formula="of:=SUM([.D7:.E7])" office:value-type="float" office:value="0" calcext:value-type="float">
            <text:p>0</text:p>
          </table:table-cell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5</text:p>
          </table:table-cell>
          <table:table-cell/>
          <table:table-cell office:value-type="string" calcext:value-type="string">
            <text:p>Strase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ose</text:p>
          </table:table-cell>
          <table:table-cell table:number-columns-repeated="4"/>
          <table:table-cell office:value-type="string" calcext:value-type="string">
            <text:p>brabb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ingo</text:p>
          </table:table-cell>
          <table:table-cell office:value-type="string" calcext:value-type="string">
            <text:p>no</text:p>
          </table:table-cell>
          <table:table-cell table:formula="of:=COUNTIFS([$Appointments.$D$1:$Appointments.$D$1048576];[.$A8];[$Appointments.$F$1:$Appointments.$F$1048576];&quot;&gt;=&quot;&amp;TODAY()-30)" office:value-type="float" office:value="1" calcext:value-type="float">
            <text:p>1</text:p>
          </table:table-cell>
          <table:table-cell table:formula="of:=COUNTIFS([$Appointments.$D$1:$Appointments.$D$1048576];[.$A8];[$Appointments.$F$1:$Appointments.$F$1048576];&quot;&gt;=&quot;&amp;TODAY())" office:value-type="float" office:value="0" calcext:value-type="float">
            <text:p>0</text:p>
          </table:table-cell>
          <table:table-cell table:formula="of:=SUM([.D8:.E8])" office:value-type="float" office:value="1" calcext:value-type="float">
            <text:p>1</text:p>
          </table:table-cell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6</text:p>
          </table:table-cell>
          <table:table-cell table:number-columns-repeated="8"/>
          <table:table-cell office:value-type="string" calcext:value-type="string">
            <text:p>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2"/>
          <table:table-cell table:formula="of:=COUNTIFS([$Appointments.$D$1:$Appointments.$D$1048576];[.$A9];[$Appointments.$F$1:$Appointments.$F$1048576];&quot;&gt;=&quot;&amp;TODAY()-30)" office:value-type="float" office:value="0" calcext:value-type="float">
            <text:p>0</text:p>
          </table:table-cell>
          <table:table-cell table:formula="of:=COUNTIFS([$Appointments.$D$1:$Appointments.$D$1048576];[.$A9];[$Appointments.$F$1:$Appointments.$F$1048576];&quot;&gt;=&quot;&amp;TODAY())" office:value-type="float" office:value="0" calcext:value-type="float">
            <text:p>0</text:p>
          </table:table-cell>
          <table:table-cell table:formula="of:=SUM([.D9:.E9])" office:value-type="float" office:value="0" calcext:value-type="float">
            <text:p>0</text:p>
          </table:table-cell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/>
          <table:table-cell table:formula="of:=COUNTIFS([$Appointments.$D$1:$Appointments.$D$1048576];[.$A10];[$Appointments.$F$1:$Appointments.$F$1048576];&quot;&gt;=&quot;&amp;TODAY()-30)" office:value-type="float" office:value="1" calcext:value-type="float">
            <text:p>1</text:p>
          </table:table-cell>
          <table:table-cell table:formula="of:=COUNTIFS([$Appointments.$D$1:$Appointments.$D$1048576];[.$A10];[$Appointments.$F$1:$Appointments.$F$1048576];&quot;&gt;=&quot;&amp;TODAY())" office:value-type="float" office:value="0" calcext:value-type="float">
            <text:p>0</text:p>
          </table:table-cell>
          <table:table-cell table:formula="of:=SUM([.D10:.E10])" office:value-type="float" office:value="1" calcext:value-type="float">
            <text:p>1</text:p>
          </table:table-cell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0</text:p>
          </table:table-cell>
          <table:table-cell table:number-columns-repeated="2"/>
          <table:table-cell table:formula="of:=COUNTIFS([$Appointments.$D$1:$Appointments.$D$1048576];[.$A11];[$Appointments.$F$1:$Appointments.$F$1048576];&quot;&gt;=&quot;&amp;TODAY()-30)" office:value-type="float" office:value="0" calcext:value-type="float">
            <text:p>0</text:p>
          </table:table-cell>
          <table:table-cell table:formula="of:=COUNTIFS([$Appointments.$D$1:$Appointments.$D$1048576];[.$A11];[$Appointments.$F$1:$Appointments.$F$1048576];&quot;&gt;=&quot;&amp;TODAY())" office:value-type="float" office:value="0" calcext:value-type="float">
            <text:p>0</text:p>
          </table:table-cell>
          <table:table-cell table:formula="of:=SUM([.D11:.E11])" office:value-type="float" office:value="0" calcext:value-type="float">
            <text:p>0</text:p>
          </table:table-cell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1</text:p>
          </table:table-cell>
          <table:table-cell table:number-columns-repeated="2"/>
          <table:table-cell table:formula="of:=COUNTIFS([$Appointments.$D$1:$Appointments.$D$1048576];[.$A12];[$Appointments.$F$1:$Appointments.$F$1048576];&quot;&gt;=&quot;&amp;TODAY()-30)" office:value-type="float" office:value="2" calcext:value-type="float">
            <text:p>2</text:p>
          </table:table-cell>
          <table:table-cell table:formula="of:=COUNTIFS([$Appointments.$D$1:$Appointments.$D$1048576];[.$A12];[$Appointments.$F$1:$Appointments.$F$1048576];&quot;&gt;=&quot;&amp;TODAY())" office:value-type="float" office:value="0" calcext:value-type="float">
            <text:p>0</text:p>
          </table:table-cell>
          <table:table-cell table:formula="of:=SUM([.D12:.E12])" office:value-type="float" office:value="2" calcext:value-type="float">
            <text:p>2</text:p>
          </table:table-cell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10</text:p>
          </table:table-cell>
          <table:table-cell table:number-columns-repeated="12"/>
        </table:table-row>
        <table:table-row table:style-name="ro1">
          <table:table-cell table:number-columns-repeated="6"/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11</text:p>
          </table:table-cell>
          <table:table-cell table:number-columns-repeated="12"/>
        </table:table-row>
        <table:table-row table:style-name="ro1">
          <table:table-cell table:number-columns-repeated="6"/>
          <table:table-cell table:content-validation-name="val4"/>
          <table:table-cell table:content-validation-name="val5"/>
          <table:table-cell table:content-validation-name="val6"/>
          <table:table-cell office:value-type="string" calcext:value-type="string">
            <text:p>Adress12</text:p>
          </table:table-cell>
          <table:table-cell table:style-name="ce10"/>
          <table:table-cell table:number-columns-repeated="11"/>
        </table:table-row>
        <table:table-row table:style-name="ro1">
          <table:table-cell table:number-columns-repeated="3"/>
          <table:table-cell table:style-name="ce6" table:number-columns-repeated="3"/>
          <table:table-cell table:style-name="ce15" table:content-validation-name="val4"/>
          <table:table-cell table:style-name="ce8" table:content-validation-name="val5"/>
          <table:table-cell table:style-name="ce24" table:content-validation-name="val6"/>
          <table:table-cell office:value-type="string" calcext:value-type="string">
            <text:p>Adress1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6" table:number-columns-repeated="3"/>
          <table:table-cell table:style-name="ce15" table:content-validation-name="val4"/>
          <table:table-cell table:style-name="ce8" table:content-validation-name="val5"/>
          <table:table-cell table:style-name="ce24" table:content-validation-name="val6"/>
          <table:table-cell table:number-columns-repeated="13"/>
        </table:table-row>
        <table:table-row table:style-name="ro1" table:number-rows-repeated="1048559">
          <table:table-cell table:number-columns-repeated="6"/>
          <table:table-cell table:content-validation-name="val4"/>
          <table:table-cell table:content-validation-name="val5"/>
          <table:table-cell table:content-validation-name="val6"/>
          <table:table-cell table:number-columns-repeated="13"/>
        </table:table-row>
        <table:table-row table:style-name="ro1">
          <table:table-cell table:number-columns-repeated="6"/>
          <table:table-cell table:content-validation-name="val4"/>
          <table:table-cell table:content-validation-name="val5"/>
          <table:table-cell table:content-validation-name="val6"/>
          <table:table-cell table:number-columns-repeated="13"/>
        </table:table-row>
        <calcext:conditional-formats>
          <calcext:conditional-format calcext:target-range-address="Doc.G2:Doc.I1048576">
            <calcext:condition calcext:apply-style-name="Error" calcext:value="&gt;TODAY()" calcext:base-cell-address="Doc.G2"/>
          </calcext:conditional-format>
        </calcext:conditional-formats>
      </table:table>
      <table:table table:name="Appointment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" table:default-cell-style-name="ce1"/>
        <table:table-column table:style-name="co22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Patient Name</text:p>
          </table:table-cell>
          <table:table-cell office:value-type="string" calcext:value-type="string">
            <text:p>Doc ID</text:p>
          </table:table-cell>
          <table:table-cell office:value-type="string" calcext:value-type="string">
            <text:p>Doc Nam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1</text:p>
          </table:table-cell>
          <table:table-cell table:formula="of:=IF(IFNA(INDEX([$Patients.$B$1:$Patients.$B$1048576];MATCH([.$B2];[$Patients.$A$1:$Patients.$A$1048576];0);0); &quot;&quot;)=0; &quot;&quot;; IFNA(INDEX([$Patients.$B$1:$Patients.$B$1048576];MATCH([.$B2];[$Patients.$A$1:$Patients.$A$1048576];0);0); &quot;&quot;))" office:value-type="string" office:string-value="Powell" calcext:value-type="string">
            <text:p>Powell</text:p>
          </table:table-cell>
          <table:table-cell office:value-type="string" calcext:value-type="string">
            <text:p>D3</text:p>
          </table:table-cell>
          <table:table-cell table:formula="of:=IF(IFNA(INDEX([$Doc.$B$1:$Doc.$B$1048576];MATCH([.$D2];[$Doc.$A$1:$Doc.$A$1048576];0);0); &quot;&quot;)=0; &quot;&quot;;IFNA(INDEX([$Doc.$B$1:$Doc.$B$1048576];MATCH([.$D2];[$Doc.$A$1:$Doc.$A$1048576];0);0); &quot;&quot;))" office:value-type="string" office:string-value="Don" calcext:value-type="string">
            <text:p>Don</text:p>
          </table:table-cell>
          <table:table-cell office:value-type="date" office:date-value="2020-02-01" calcext:value-type="date">
            <text:p>01.02.20</text:p>
          </table:table-cell>
          <table:table-cell office:value-type="string" calcext:value-type="string">
            <text:p>Cou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2</text:p>
          </table:table-cell>
          <table:table-cell table:formula="of:=IF(IFNA(INDEX([$Patients.$B$1:$Patients.$B$1048576];MATCH([.$B3];[$Patients.$A$1:$Patients.$A$1048576];0);0); &quot;&quot;)=0; &quot;&quot;; IFNA(INDEX([$Patients.$B$1:$Patients.$B$1048576];MATCH([.$B3];[$Patients.$A$1:$Patients.$A$1048576];0);0); &quot;&quot;))" office:value-type="string" office:string-value="Pablo" calcext:value-type="string">
            <text:p>Pablo</text:p>
          </table:table-cell>
          <table:table-cell office:value-type="string" calcext:value-type="string">
            <text:p>D5</text:p>
          </table:table-cell>
          <table:table-cell table:formula="of:=IF(IFNA(INDEX([$Doc.$B$1:$Doc.$B$1048576];MATCH([.$D3];[$Doc.$A$1:$Doc.$A$1048576];0);0); &quot;&quot;)=0; &quot;&quot;;IFNA(INDEX([$Doc.$B$1:$Doc.$B$1048576];MATCH([.$D3];[$Doc.$A$1:$Doc.$A$1048576];0);0); &quot;&quot;))" office:value-type="string" office:string-value="Diablo" calcext:value-type="string">
            <text:p>Diablo</text:p>
          </table:table-cell>
          <table:table-cell office:value-type="date" office:date-value="2020-02-02" calcext:value-type="date">
            <text:p>02.02.20</text:p>
          </table:table-cell>
          <table:table-cell office:value-type="string" calcext:value-type="string">
            <text:p>Hearta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3</text:p>
          </table:table-cell>
          <table:table-cell table:formula="of:=IF(IFNA(INDEX([$Patients.$B$1:$Patients.$B$1048576];MATCH([.$B4];[$Patients.$A$1:$Patients.$A$1048576];0);0); &quot;&quot;)=0; &quot;&quot;; IFNA(INDEX([$Patients.$B$1:$Patients.$B$1048576];MATCH([.$B4];[$Patients.$A$1:$Patients.$A$1048576];0);0); &quot;&quot;))" office:value-type="string" office:string-value="Pavel" calcext:value-type="string">
            <text:p>Pavel</text:p>
          </table:table-cell>
          <table:table-cell office:value-type="string" calcext:value-type="string">
            <text:p>D6</text:p>
          </table:table-cell>
          <table:table-cell table:formula="of:=IF(IFNA(INDEX([$Doc.$B$1:$Doc.$B$1048576];MATCH([.$D4];[$Doc.$A$1:$Doc.$A$1048576];0);0); &quot;&quot;)=0; &quot;&quot;;IFNA(INDEX([$Doc.$B$1:$Doc.$B$1048576];MATCH([.$D4];[$Doc.$A$1:$Doc.$A$1048576];0);0); &quot;&quot;))" office:value-type="string" office:string-value="Digga" calcext:value-type="string">
            <text:p>Digga</text:p>
          </table:table-cell>
          <table:table-cell office:value-type="date" office:date-value="2020-02-03" calcext:value-type="date">
            <text:p>03.02.20</text:p>
          </table:table-cell>
          <table:table-cell office:value-type="string" calcext:value-type="string">
            <text:p>Who kn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5</text:p>
          </table:table-cell>
          <table:table-cell table:formula="of:=IF(IFNA(INDEX([$Patients.$B$1:$Patients.$B$1048576];MATCH([.$B5];[$Patients.$A$1:$Patients.$A$1048576];0);0); &quot;&quot;)=0; &quot;&quot;; IFNA(INDEX([$Patients.$B$1:$Patients.$B$1048576];MATCH([.$B5];[$Patients.$A$1:$Patients.$A$1048576];0);0); &quot;&quot;))" office:value-type="string" office:string-value="Pille" calcext:value-type="string">
            <text:p>Pille</text:p>
          </table:table-cell>
          <table:table-cell office:value-type="string" calcext:value-type="string">
            <text:p>D1</text:p>
          </table:table-cell>
          <table:table-cell table:formula="of:=IF(IFNA(INDEX([$Doc.$B$1:$Doc.$B$1048576];MATCH([.$D5];[$Doc.$A$1:$Doc.$A$1048576];0);0); &quot;&quot;)=0; &quot;&quot;;IFNA(INDEX([$Doc.$B$1:$Doc.$B$1048576];MATCH([.$D5];[$Doc.$A$1:$Doc.$A$1048576];0);0); &quot;&quot;))" office:value-type="string" office:string-value="Diane" calcext:value-type="string">
            <text:p>Diane</text:p>
          </table:table-cell>
          <table:table-cell office:value-type="date" office:date-value="2020-02-04" calcext:value-type="date">
            <text:p>04.02.20</text:p>
          </table:table-cell>
          <table:table-cell office:value-type="string" calcext:value-type="string">
            <text:p>Not 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6</text:p>
          </table:table-cell>
          <table:table-cell table:formula="of:=IF(IFNA(INDEX([$Patients.$B$1:$Patients.$B$1048576];MATCH([.$B6];[$Patients.$A$1:$Patients.$A$1048576];0);0); &quot;&quot;)=0; &quot;&quot;; IFNA(INDEX([$Patients.$B$1:$Patients.$B$1048576];MATCH([.$B6];[$Patients.$A$1:$Patients.$A$1048576];0);0); &quot;&quot;))" office:value-type="string" office:string-value="Pong" calcext:value-type="string">
            <text:p>Pong</text:p>
          </table:table-cell>
          <table:table-cell office:value-type="string" calcext:value-type="string">
            <text:p>D2</text:p>
          </table:table-cell>
          <table:table-cell table:formula="of:=IF(IFNA(INDEX([$Doc.$B$1:$Doc.$B$1048576];MATCH([.$D6];[$Doc.$A$1:$Doc.$A$1048576];0);0); &quot;&quot;)=0; &quot;&quot;;IFNA(INDEX([$Doc.$B$1:$Doc.$B$1048576];MATCH([.$D6];[$Doc.$A$1:$Doc.$A$1048576];0);0); &quot;&quot;))" office:value-type="string" office:string-value="Dean" calcext:value-type="string">
            <text:p>Dean</text:p>
          </table:table-cell>
          <table:table-cell office:value-type="date" office:date-value="2020-02-05" calcext:value-type="date">
            <text:p>05.02.20</text:p>
          </table:table-cell>
          <table:table-cell office:value-type="string" calcext:value-type="string">
            <text:p>yo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7</text:p>
          </table:table-cell>
          <table:table-cell table:formula="of:=IF(IFNA(INDEX([$Patients.$B$1:$Patients.$B$1048576];MATCH([.$B7];[$Patients.$A$1:$Patients.$A$1048576];0);0); &quot;&quot;)=0; &quot;&quot;; IFNA(INDEX([$Patients.$B$1:$Patients.$B$1048576];MATCH([.$B7];[$Patients.$A$1:$Patients.$A$1048576];0);0); &quot;&quot;))" office:value-type="string" office:string-value="Perk" calcext:value-type="string">
            <text:p>Perk</text:p>
          </table:table-cell>
          <table:table-cell office:value-type="string" calcext:value-type="string">
            <text:p>D4</text:p>
          </table:table-cell>
          <table:table-cell table:formula="of:=IF(IFNA(INDEX([$Doc.$B$1:$Doc.$B$1048576];MATCH([.$D7];[$Doc.$A$1:$Doc.$A$1048576];0);0); &quot;&quot;)=0; &quot;&quot;;IFNA(INDEX([$Doc.$B$1:$Doc.$B$1048576];MATCH([.$D7];[$Doc.$A$1:$Doc.$A$1048576];0);0); &quot;&quot;))" office:value-type="string" office:string-value="Donna" calcext:value-type="string">
            <text:p>Donna</text:p>
          </table:table-cell>
          <table:table-cell office:value-type="date" office:date-value="2020-02-06" calcext:value-type="date">
            <text:p>06.02.20</text:p>
          </table:table-cell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8</text:p>
          </table:table-cell>
          <table:table-cell table:formula="of:=IF(IFNA(INDEX([$Patients.$B$1:$Patients.$B$1048576];MATCH([.$B8];[$Patients.$A$1:$Patients.$A$1048576];0);0); &quot;&quot;)=0; &quot;&quot;; IFNA(INDEX([$Patients.$B$1:$Patients.$B$1048576];MATCH([.$B8];[$Patients.$A$1:$Patients.$A$1048576];0);0); &quot;&quot;))" office:value-type="string" office:string-value="Pal" calcext:value-type="string">
            <text:p>Pal</text:p>
          </table:table-cell>
          <table:table-cell office:value-type="string" calcext:value-type="string">
            <text:p>D7</text:p>
          </table:table-cell>
          <table:table-cell table:formula="of:=IF(IFNA(INDEX([$Doc.$B$1:$Doc.$B$1048576];MATCH([.$D8];[$Doc.$A$1:$Doc.$A$1048576];0);0); &quot;&quot;)=0; &quot;&quot;;IFNA(INDEX([$Doc.$B$1:$Doc.$B$1048576];MATCH([.$D8];[$Doc.$A$1:$Doc.$A$1048576];0);0); &quot;&quot;))" office:value-type="string" office:string-value="Dingo" calcext:value-type="string">
            <text:p>Dingo</text:p>
          </table:table-cell>
          <table:table-cell office:value-type="date" office:date-value="2020-02-07" calcext:value-type="date">
            <text:p>07.02.20</text:p>
          </table:table-cell>
          <table:table-cell office:value-type="string" calcext:value-type="string">
            <text:p>Whate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4</text:p>
          </table:table-cell>
          <table:table-cell table:formula="of:=IF(IFNA(INDEX([$Patients.$B$1:$Patients.$B$1048576];MATCH([.$B9];[$Patients.$A$1:$Patients.$A$1048576];0);0); &quot;&quot;)=0; &quot;&quot;; IFNA(INDEX([$Patients.$B$1:$Patients.$B$1048576];MATCH([.$B9];[$Patients.$A$1:$Patients.$A$1048576];0);0); &quot;&quot;))" office:value-type="string" office:string-value="Pol" calcext:value-type="string">
            <text:p>Pol</text:p>
          </table:table-cell>
          <table:table-cell office:value-type="string" calcext:value-type="string">
            <text:p>D2</text:p>
          </table:table-cell>
          <table:table-cell table:formula="of:=IF(IFNA(INDEX([$Doc.$B$1:$Doc.$B$1048576];MATCH([.$D9];[$Doc.$A$1:$Doc.$A$1048576];0);0); &quot;&quot;)=0; &quot;&quot;;IFNA(INDEX([$Doc.$B$1:$Doc.$B$1048576];MATCH([.$D9];[$Doc.$A$1:$Doc.$A$1048576];0);0); &quot;&quot;))" office:value-type="string" office:string-value="Dean" calcext:value-type="string">
            <text:p>Dean</text:p>
          </table:table-cell>
          <table:table-cell office:value-type="date" office:date-value="2020-02-08" calcext:value-type="date">
            <text:p>08.02.20</text:p>
          </table:table-cell>
          <table:table-cell office:value-type="string" calcext:value-type="string">
            <text:p>b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3</text:p>
          </table:table-cell>
          <table:table-cell table:formula="of:=IF(IFNA(INDEX([$Patients.$B$1:$Patients.$B$1048576];MATCH([.$B10];[$Patients.$A$1:$Patients.$A$1048576];0);0); &quot;&quot;)=0; &quot;&quot;; IFNA(INDEX([$Patients.$B$1:$Patients.$B$1048576];MATCH([.$B10];[$Patients.$A$1:$Patients.$A$1048576];0);0); &quot;&quot;))" office:value-type="string" office:string-value="Pavel" calcext:value-type="string">
            <text:p>Pavel</text:p>
          </table:table-cell>
          <table:table-cell office:value-type="string" calcext:value-type="string">
            <text:p>D1</text:p>
          </table:table-cell>
          <table:table-cell table:formula="of:=IF(IFNA(INDEX([$Doc.$B$1:$Doc.$B$1048576];MATCH([.$D10];[$Doc.$A$1:$Doc.$A$1048576];0);0); &quot;&quot;)=0; &quot;&quot;;IFNA(INDEX([$Doc.$B$1:$Doc.$B$1048576];MATCH([.$D10];[$Doc.$A$1:$Doc.$A$1048576];0);0); &quot;&quot;))" office:value-type="string" office:string-value="Diane" calcext:value-type="string">
            <text:p>Diane</text:p>
          </table:table-cell>
          <table:table-cell office:value-type="date" office:date-value="2020-02-20" calcext:value-type="date">
            <text:p>20.02.20</text:p>
          </table:table-cell>
          <table:table-cell office:value-type="string" calcext:value-type="string">
            <text:p>b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4</text:p>
          </table:table-cell>
          <table:table-cell table:formula="of:=IF(IFNA(INDEX([$Patients.$B$1:$Patients.$B$1048576];MATCH([.$B11];[$Patients.$A$1:$Patients.$A$1048576];0);0); &quot;&quot;)=0; &quot;&quot;; IFNA(INDEX([$Patients.$B$1:$Patients.$B$1048576];MATCH([.$B11];[$Patients.$A$1:$Patients.$A$1048576];0);0); &quot;&quot;))" office:value-type="string" office:string-value="Pol" calcext:value-type="string">
            <text:p>Pol</text:p>
          </table:table-cell>
          <table:table-cell office:value-type="string" calcext:value-type="string">
            <text:p>D9</text:p>
          </table:table-cell>
          <table:table-cell table:formula="of:=IF(IFNA(INDEX([$Doc.$B$1:$Doc.$B$1048576];MATCH([.$D11];[$Doc.$A$1:$Doc.$A$1048576];0);0); &quot;&quot;)=0; &quot;&quot;;IFNA(INDEX([$Doc.$B$1:$Doc.$B$1048576];MATCH([.$D11];[$Doc.$A$1:$Doc.$A$1048576];0);0); &quot;&quot;))">
            <text:p/>
          </table:table-cell>
          <table:table-cell office:value-type="date" office:date-value="2020-02-10" calcext:value-type="date">
            <text:p>10.02.20</text:p>
          </table:table-cell>
          <table:table-cell office:value-type="string" calcext:value-type="string">
            <text:p>wa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5</text:p>
          </table:table-cell>
          <table:table-cell table:formula="of:=IF(IFNA(INDEX([$Patients.$B$1:$Patients.$B$1048576];MATCH([.$B12];[$Patients.$A$1:$Patients.$A$1048576];0);0); &quot;&quot;)=0; &quot;&quot;; IFNA(INDEX([$Patients.$B$1:$Patients.$B$1048576];MATCH([.$B12];[$Patients.$A$1:$Patients.$A$1048576];0);0); &quot;&quot;))" office:value-type="string" office:string-value="Pille" calcext:value-type="string">
            <text:p>Pille</text:p>
          </table:table-cell>
          <table:table-cell office:value-type="string" calcext:value-type="string">
            <text:p>D11</text:p>
          </table:table-cell>
          <table:table-cell table:formula="of:=IF(IFNA(INDEX([$Doc.$B$1:$Doc.$B$1048576];MATCH([.$D12];[$Doc.$A$1:$Doc.$A$1048576];0);0); &quot;&quot;)=0; &quot;&quot;;IFNA(INDEX([$Doc.$B$1:$Doc.$B$1048576];MATCH([.$D12];[$Doc.$A$1:$Doc.$A$1048576];0);0); &quot;&quot;))">
            <text:p/>
          </table:table-cell>
          <table:table-cell office:value-type="date" office:date-value="2020-02-11" calcext:value-type="date">
            <text:p>11.02.20</text:p>
          </table:table-cell>
          <table:table-cell office:value-type="string" calcext:value-type="string">
            <text:p>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4</text:p>
          </table:table-cell>
          <table:table-cell table:formula="of:=IF(IFNA(INDEX([$Patients.$B$1:$Patients.$B$1048576];MATCH([.$B13];[$Patients.$A$1:$Patients.$A$1048576];0);0); &quot;&quot;)=0; &quot;&quot;; IFNA(INDEX([$Patients.$B$1:$Patients.$B$1048576];MATCH([.$B13];[$Patients.$A$1:$Patients.$A$1048576];0);0); &quot;&quot;))" office:value-type="string" office:string-value="Pol" calcext:value-type="string">
            <text:p>Pol</text:p>
          </table:table-cell>
          <table:table-cell office:value-type="string" calcext:value-type="string">
            <text:p>D11</text:p>
          </table:table-cell>
          <table:table-cell table:formula="of:=IF(IFNA(INDEX([$Doc.$B$1:$Doc.$B$1048576];MATCH([.$D13];[$Doc.$A$1:$Doc.$A$1048576];0);0); &quot;&quot;)=0; &quot;&quot;;IFNA(INDEX([$Doc.$B$1:$Doc.$B$1048576];MATCH([.$D13];[$Doc.$A$1:$Doc.$A$1048576];0);0); &quot;&quot;))">
            <text:p/>
          </table:table-cell>
          <table:table-cell office:value-type="date" office:date-value="2020-02-12" calcext:value-type="date">
            <text:p>12.02.20</text:p>
          </table:table-cell>
          <table:table-cell office:value-type="string" calcext:value-type="string">
            <text:p>Z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5</text:p>
          </table:table-cell>
          <table:table-cell table:formula="of:=IF(IFNA(INDEX([$Patients.$B$1:$Patients.$B$1048576];MATCH([.$B14];[$Patients.$A$1:$Patients.$A$1048576];0);0); &quot;&quot;)=0; &quot;&quot;; IFNA(INDEX([$Patients.$B$1:$Patients.$B$1048576];MATCH([.$B14];[$Patients.$A$1:$Patients.$A$1048576];0);0); &quot;&quot;))" office:value-type="string" office:string-value="Pille" calcext:value-type="string">
            <text:p>Pille</text:p>
          </table:table-cell>
          <table:table-cell/>
          <table:table-cell table:formula="of:=IF(IFNA(INDEX([$Doc.$B$1:$Doc.$B$1048576];MATCH([.$D14];[$Doc.$A$1:$Doc.$A$1048576];0);0); &quot;&quot;)=0; &quot;&quot;;IFNA(INDEX([$Doc.$B$1:$Doc.$B$1048576];MATCH([.$D14];[$Doc.$A$1:$Doc.$A$1048576];0);0); &quot;&quot;))">
            <text:p/>
          </table:table-cell>
          <table:table-cell office:value-type="date" office:date-value="2020-02-13" calcext:value-type="date">
            <text:p>13.02.20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P5</text:p>
          </table:table-cell>
          <table:table-cell table:formula="of:=IF(IFNA(INDEX([$Patients.$B$1:$Patients.$B$1048576];MATCH([.$B15];[$Patients.$A$1:$Patients.$A$1048576];0);0); &quot;&quot;)=0; &quot;&quot;; IFNA(INDEX([$Patients.$B$1:$Patients.$B$1048576];MATCH([.$B15];[$Patients.$A$1:$Patients.$A$1048576];0);0); &quot;&quot;))" office:value-type="string" office:string-value="Pille" calcext:value-type="string">
            <text:p>Pille</text:p>
          </table:table-cell>
          <table:table-cell/>
          <table:table-cell table:formula="of:=IF(IFNA(INDEX([$Doc.$B$1:$Doc.$B$1048576];MATCH([.$D15];[$Doc.$A$1:$Doc.$A$1048576];0);0); &quot;&quot;)=0; &quot;&quot;;IFNA(INDEX([$Doc.$B$1:$Doc.$B$1048576];MATCH([.$D15];[$Doc.$A$1:$Doc.$A$1048576];0);0); &quot;&quot;))">
            <text:p/>
          </table:table-cell>
          <table:table-cell office:value-type="date" office:date-value="2020-02-14" calcext:value-type="date">
            <text:p>14.02.20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P12</text:p>
          </table:table-cell>
          <table:table-cell table:formula="of:=IF(IFNA(INDEX([$Patients.$B$1:$Patients.$B$1048576];MATCH([.$B16];[$Patients.$A$1:$Patients.$A$1048576];0);0); &quot;&quot;)=0; &quot;&quot;; IFNA(INDEX([$Patients.$B$1:$Patients.$B$1048576];MATCH([.$B16];[$Patients.$A$1:$Patients.$A$1048576];0);0); &quot;&quot;))" office:value-type="string" office:string-value="Dork" calcext:value-type="string">
            <text:p>Dork</text:p>
          </table:table-cell>
          <table:table-cell/>
          <table:table-cell table:formula="of:=IF(IFNA(INDEX([$Doc.$B$1:$Doc.$B$1048576];MATCH([.$D16];[$Doc.$A$1:$Doc.$A$1048576];0);0); &quot;&quot;)=0; &quot;&quot;;IFNA(INDEX([$Doc.$B$1:$Doc.$B$1048576];MATCH([.$D16];[$Doc.$A$1:$Doc.$A$1048576];0);0); &quot;&quot;))">
            <text:p/>
          </table:table-cell>
          <table:table-cell office:value-type="date" office:date-value="2020-02-15" calcext:value-type="date">
            <text:p>15.02.20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4</text:p>
          </table:table-cell>
          <table:table-cell table:formula="of:=IF(IFNA(INDEX([$Patients.$B$1:$Patients.$B$1048576];MATCH([.$B17];[$Patients.$A$1:$Patients.$A$1048576];0);0); &quot;&quot;)=0; &quot;&quot;; IFNA(INDEX([$Patients.$B$1:$Patients.$B$1048576];MATCH([.$B17];[$Patients.$A$1:$Patients.$A$1048576];0);0); &quot;&quot;))" office:value-type="string" office:string-value="Pol" calcext:value-type="string">
            <text:p>Pol</text:p>
          </table:table-cell>
          <table:table-cell office:value-type="string" calcext:value-type="string">
            <text:p>D4</text:p>
          </table:table-cell>
          <table:table-cell table:formula="of:=IF(IFNA(INDEX([$Doc.$B$1:$Doc.$B$1048576];MATCH([.$D17];[$Doc.$A$1:$Doc.$A$1048576];0);0); &quot;&quot;)=0; &quot;&quot;;IFNA(INDEX([$Doc.$B$1:$Doc.$B$1048576];MATCH([.$D17];[$Doc.$A$1:$Doc.$A$1048576];0);0); &quot;&quot;))" office:value-type="string" office:string-value="Donna" calcext:value-type="string">
            <text:p>Donna</text:p>
          </table:table-cell>
          <table:table-cell office:value-type="date" office:date-value="2020-02-16" calcext:value-type="date">
            <text:p>16.02.20</text:p>
          </table:table-cell>
          <table:table-cell office:value-type="string" calcext:value-type="string">
            <text:p>zep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P5</text:p>
          </table:table-cell>
          <table:table-cell table:formula="of:=IF(IFNA(INDEX([$Patients.$B$1:$Patients.$B$1048576];MATCH([.$B18];[$Patients.$A$1:$Patients.$A$1048576];0);0); &quot;&quot;)=0; &quot;&quot;; IFNA(INDEX([$Patients.$B$1:$Patients.$B$1048576];MATCH([.$B18];[$Patients.$A$1:$Patients.$A$1048576];0);0); &quot;&quot;))" office:value-type="string" office:string-value="Pille" calcext:value-type="string">
            <text:p>Pille</text:p>
          </table:table-cell>
          <table:table-cell/>
          <table:table-cell table:formula="of:=IF(IFNA(INDEX([$Doc.$B$1:$Doc.$B$1048576];MATCH([.$D18];[$Doc.$A$1:$Doc.$A$1048576];0);0); &quot;&quot;)=0; &quot;&quot;;IFNA(INDEX([$Doc.$B$1:$Doc.$B$1048576];MATCH([.$D18];[$Doc.$A$1:$Doc.$A$1048576];0);0); &quot;&quot;))">
            <text:p/>
          </table:table-cell>
          <table:table-cell office:value-type="date" office:date-value="2020-02-17" calcext:value-type="date">
            <text:p>17.02.20</text:p>
          </table:table-cell>
          <table:table-cell office:value-type="string" calcext:value-type="string">
            <text:p>zi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8</text:p>
          </table:table-cell>
          <table:table-cell/>
          <table:table-cell table:formula="of:=IF(IFNA(INDEX([$Patients.$B$1:$Patients.$B$1048576];MATCH([.$B19];[$Patients.$A$1:$Patients.$A$1048576];0);0); &quot;&quot;)=0; &quot;&quot;; IFNA(INDEX([$Patients.$B$1:$Patients.$B$1048576];MATCH([.$B19];[$Patients.$A$1:$Patients.$A$1048576];0);0); &quot;&quot;))">
            <text:p/>
          </table:table-cell>
          <table:table-cell/>
          <table:table-cell table:formula="of:=IF(IFNA(INDEX([$Doc.$B$1:$Doc.$B$1048576];MATCH([.$D19];[$Doc.$A$1:$Doc.$A$1048576];0);0); &quot;&quot;)=0; &quot;&quot;;IFNA(INDEX([$Doc.$B$1:$Doc.$B$1048576];MATCH([.$D19];[$Doc.$A$1:$Doc.$A$1048576];0);0); &quot;&quot;))">
            <text:p/>
          </table:table-cell>
          <table:table-cell office:value-type="date" office:date-value="2020-02-18" calcext:value-type="date">
            <text:p>18.02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9</text:p>
          </table:table-cell>
          <table:table-cell/>
          <table:table-cell table:formula="of:=IF(IFNA(INDEX([$Patients.$B$1:$Patients.$B$1048576];MATCH([.$B20];[$Patients.$A$1:$Patients.$A$1048576];0);0); &quot;&quot;)=0; &quot;&quot;; IFNA(INDEX([$Patients.$B$1:$Patients.$B$1048576];MATCH([.$B20];[$Patients.$A$1:$Patients.$A$1048576];0);0); &quot;&quot;))">
            <text:p/>
          </table:table-cell>
          <table:table-cell/>
          <table:table-cell table:formula="of:=IF(IFNA(INDEX([$Doc.$B$1:$Doc.$B$1048576];MATCH([.$D20];[$Doc.$A$1:$Doc.$A$1048576];0);0); &quot;&quot;)=0; &quot;&quot;;IFNA(INDEX([$Doc.$B$1:$Doc.$B$1048576];MATCH([.$D20];[$Doc.$A$1:$Doc.$A$1048576];0);0); &quot;&quot;))">
            <text:p/>
          </table:table-cell>
          <table:table-cell office:value-type="date" office:date-value="2020-02-19" calcext:value-type="date">
            <text:p>19.02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0</text:p>
          </table:table-cell>
          <table:table-cell/>
          <table:table-cell table:formula="of:=IF(IFNA(INDEX([$Patients.$B$1:$Patients.$B$1048576];MATCH([.$B21];[$Patients.$A$1:$Patients.$A$1048576];0);0); &quot;&quot;)=0; &quot;&quot;; IFNA(INDEX([$Patients.$B$1:$Patients.$B$1048576];MATCH([.$B21];[$Patients.$A$1:$Patients.$A$1048576];0);0); &quot;&quot;))">
            <text:p/>
          </table:table-cell>
          <table:table-cell/>
          <table:table-cell table:formula="of:=IF(IFNA(INDEX([$Doc.$B$1:$Doc.$B$1048576];MATCH([.$D21];[$Doc.$A$1:$Doc.$A$1048576];0);0); &quot;&quot;)=0; &quot;&quot;;IFNA(INDEX([$Doc.$B$1:$Doc.$B$1048576];MATCH([.$D21];[$Doc.$A$1:$Doc.$A$1048576];0);0); &quot;&quot;))">
            <text:p/>
          </table:table-cell>
          <table:table-cell office:value-type="date" office:date-value="2020-02-20" calcext:value-type="date">
            <text:p>20.02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1</text:p>
          </table:table-cell>
          <table:table-cell/>
          <table:table-cell table:formula="of:=IF(IFNA(INDEX([$Patients.$B$1:$Patients.$B$1048576];MATCH([.$B22];[$Patients.$A$1:$Patients.$A$1048576];0);0); &quot;&quot;)=0; &quot;&quot;; IFNA(INDEX([$Patients.$B$1:$Patients.$B$1048576];MATCH([.$B22];[$Patients.$A$1:$Patients.$A$1048576];0);0); &quot;&quot;))">
            <text:p/>
          </table:table-cell>
          <table:table-cell/>
          <table:table-cell table:formula="of:=IF(IFNA(INDEX([$Doc.$B$1:$Doc.$B$1048576];MATCH([.$D22];[$Doc.$A$1:$Doc.$A$1048576];0);0); &quot;&quot;)=0; &quot;&quot;;IFNA(INDEX([$Doc.$B$1:$Doc.$B$1048576];MATCH([.$D22];[$Doc.$A$1:$Doc.$A$1048576];0);0); &quot;&quot;))">
            <text:p/>
          </table:table-cell>
          <table:table-cell office:value-type="date" office:date-value="2020-02-21" calcext:value-type="date">
            <text:p>21.02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2</text:p>
          </table:table-cell>
          <table:table-cell/>
          <table:table-cell table:formula="of:=IF(IFNA(INDEX([$Patients.$B$1:$Patients.$B$1048576];MATCH([.$B23];[$Patients.$A$1:$Patients.$A$1048576];0);0); &quot;&quot;)=0; &quot;&quot;; IFNA(INDEX([$Patients.$B$1:$Patients.$B$1048576];MATCH([.$B23];[$Patients.$A$1:$Patients.$A$1048576];0);0); &quot;&quot;))">
            <text:p/>
          </table:table-cell>
          <table:table-cell/>
          <table:table-cell table:formula="of:=IF(IFNA(INDEX([$Doc.$B$1:$Doc.$B$1048576];MATCH([.$D23];[$Doc.$A$1:$Doc.$A$1048576];0);0); &quot;&quot;)=0; &quot;&quot;;IFNA(INDEX([$Doc.$B$1:$Doc.$B$1048576];MATCH([.$D23];[$Doc.$A$1:$Doc.$A$1048576];0);0); &quot;&quot;))">
            <text:p/>
          </table:table-cell>
          <table:table-cell office:value-type="date" office:date-value="2020-02-22" calcext:value-type="date">
            <text:p>22.02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3</text:p>
          </table:table-cell>
          <table:table-cell/>
          <table:table-cell table:formula="of:=IF(IFNA(INDEX([$Patients.$B$1:$Patients.$B$1048576];MATCH([.$B24];[$Patients.$A$1:$Patients.$A$1048576];0);0); &quot;&quot;)=0; &quot;&quot;; IFNA(INDEX([$Patients.$B$1:$Patients.$B$1048576];MATCH([.$B24];[$Patients.$A$1:$Patients.$A$1048576];0);0); &quot;&quot;))">
            <text:p/>
          </table:table-cell>
          <table:table-cell/>
          <table:table-cell table:formula="of:=IF(IFNA(INDEX([$Doc.$B$1:$Doc.$B$1048576];MATCH([.$D24];[$Doc.$A$1:$Doc.$A$1048576];0);0); &quot;&quot;)=0; &quot;&quot;;IFNA(INDEX([$Doc.$B$1:$Doc.$B$1048576];MATCH([.$D24];[$Doc.$A$1:$Doc.$A$1048576];0);0); &quot;&quot;))">
            <text:p/>
          </table:table-cell>
          <table:table-cell office:value-type="date" office:date-value="2020-02-23" calcext:value-type="date">
            <text:p>23.02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</text:p>
          </table:table-cell>
          <table:table-cell/>
          <table:table-cell table:formula="of:=IF(IFNA(INDEX([$Patients.$B$1:$Patients.$B$1048576];MATCH([.$B25];[$Patients.$A$1:$Patients.$A$1048576];0);0); &quot;&quot;)=0; &quot;&quot;; IFNA(INDEX([$Patients.$B$1:$Patients.$B$1048576];MATCH([.$B25];[$Patients.$A$1:$Patients.$A$1048576];0);0); &quot;&quot;))">
            <text:p/>
          </table:table-cell>
          <table:table-cell/>
          <table:table-cell table:formula="of:=IF(IFNA(INDEX([$Doc.$B$1:$Doc.$B$1048576];MATCH([.$D25];[$Doc.$A$1:$Doc.$A$1048576];0);0); &quot;&quot;)=0; &quot;&quot;;IFNA(INDEX([$Doc.$B$1:$Doc.$B$1048576];MATCH([.$D25];[$Doc.$A$1:$Doc.$A$1048576];0);0); &quot;&quot;))">
            <text:p/>
          </table:table-cell>
          <table:table-cell office:value-type="date" office:date-value="2020-02-24" calcext:value-type="date">
            <text:p>24.02.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IF(IFNA(INDEX([$Patients.$B$1:$Patients.$B$1048576];MATCH([.$B26];[$Patients.$A$1:$Patients.$A$1048576];0);0); &quot;&quot;)=0; &quot;&quot;; IFNA(INDEX([$Patients.$B$1:$Patients.$B$1048576];MATCH([.$B26];[$Patients.$A$1:$Patients.$A$1048576];0);0); &quot;&quot;))">
            <text:p/>
          </table:table-cell>
          <table:table-cell/>
          <table:table-cell table:formula="of:=IF(IFNA(INDEX([$Doc.$B$1:$Doc.$B$1048576];MATCH([.$D26];[$Doc.$A$1:$Doc.$A$1048576];0);0); &quot;&quot;)=0; &quot;&quot;;IFNA(INDEX([$Doc.$B$1:$Doc.$B$1048576];MATCH([.$D26];[$Doc.$A$1:$Doc.$A$1048576];0);0); &quot;&quot;))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formula="of:=IF(IFNA(INDEX([$Patients.$B$1:$Patients.$B$1048576];MATCH([.$B27];[$Patients.$A$1:$Patients.$A$1048576];0);0); &quot;&quot;)=0; &quot;&quot;; IFNA(INDEX([$Patients.$B$1:$Patients.$B$1048576];MATCH([.$B27];[$Patients.$A$1:$Patients.$A$1048576];0);0); &quot;&quot;))">
            <text:p/>
          </table:table-cell>
          <table:table-cell/>
          <table:table-cell table:formula="of:=IF(IFNA(INDEX([$Doc.$B$1:$Doc.$B$1048576];MATCH([.$D27];[$Doc.$A$1:$Doc.$A$1048576];0);0); &quot;&quot;)=0; &quot;&quot;;IFNA(INDEX([$Doc.$B$1:$Doc.$B$1048576];MATCH([.$D27];[$Doc.$A$1:$Doc.$A$1048576];0);0); &quot;&quot;))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formula="of:=IF(IFNA(INDEX([$Patients.$B$1:$Patients.$B$1048576];MATCH([.$B28];[$Patients.$A$1:$Patients.$A$1048576];0);0); &quot;&quot;)=0; &quot;&quot;; IFNA(INDEX([$Patients.$B$1:$Patients.$B$1048576];MATCH([.$B28];[$Patients.$A$1:$Patients.$A$1048576];0);0); &quot;&quot;))">
            <text:p/>
          </table:table-cell>
          <table:table-cell/>
          <table:table-cell table:formula="of:=IF(IFNA(INDEX([$Doc.$B$1:$Doc.$B$1048576];MATCH([.$D28];[$Doc.$A$1:$Doc.$A$1048576];0);0); &quot;&quot;)=0; &quot;&quot;;IFNA(INDEX([$Doc.$B$1:$Doc.$B$1048576];MATCH([.$D28];[$Doc.$A$1:$Doc.$A$1048576];0);0); &quot;&quot;))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formula="of:=IF(IFNA(INDEX([$Patients.$B$1:$Patients.$B$1048576];MATCH([.$B29];[$Patients.$A$1:$Patients.$A$1048576];0);0); &quot;&quot;)=0; &quot;&quot;; IFNA(INDEX([$Patients.$B$1:$Patients.$B$1048576];MATCH([.$B29];[$Patients.$A$1:$Patients.$A$1048576];0);0); &quot;&quot;))">
            <text:p/>
          </table:table-cell>
          <table:table-cell/>
          <table:table-cell table:formula="of:=IF(IFNA(INDEX([$Doc.$B$1:$Doc.$B$1048576];MATCH([.$D29];[$Doc.$A$1:$Doc.$A$1048576];0);0); &quot;&quot;)=0; &quot;&quot;;IFNA(INDEX([$Doc.$B$1:$Doc.$B$1048576];MATCH([.$D29];[$Doc.$A$1:$Doc.$A$1048576];0);0); &quot;&quot;))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formula="of:=IF(IFNA(INDEX([$Patients.$B$1:$Patients.$B$1048576];MATCH([.$B30];[$Patients.$A$1:$Patients.$A$1048576];0);0); &quot;&quot;)=0; &quot;&quot;; IFNA(INDEX([$Patients.$B$1:$Patients.$B$1048576];MATCH([.$B30];[$Patients.$A$1:$Patients.$A$1048576];0);0); &quot;&quot;))">
            <text:p/>
          </table:table-cell>
          <table:table-cell/>
          <table:table-cell table:formula="of:=IF(IFNA(INDEX([$Doc.$B$1:$Doc.$B$1048576];MATCH([.$D30];[$Doc.$A$1:$Doc.$A$1048576];0);0); &quot;&quot;)=0; &quot;&quot;;IFNA(INDEX([$Doc.$B$1:$Doc.$B$1048576];MATCH([.$D30];[$Doc.$A$1:$Doc.$A$1048576];0);0); &quot;&quot;))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formula="of:=IF(IFNA(INDEX([$Patients.$B$1:$Patients.$B$1048576];MATCH([.$B31];[$Patients.$A$1:$Patients.$A$1048576];0);0); &quot;&quot;)=0; &quot;&quot;; IFNA(INDEX([$Patients.$B$1:$Patients.$B$1048576];MATCH([.$B31];[$Patients.$A$1:$Patients.$A$1048576];0);0); &quot;&quot;))">
            <text:p/>
          </table:table-cell>
          <table:table-cell/>
          <table:table-cell table:formula="of:=IF(IFNA(INDEX([$Doc.$B$1:$Doc.$B$1048576];MATCH([.$D31];[$Doc.$A$1:$Doc.$A$1048576];0);0); &quot;&quot;)=0; &quot;&quot;;IFNA(INDEX([$Doc.$B$1:$Doc.$B$1048576];MATCH([.$D31];[$Doc.$A$1:$Doc.$A$1048576];0);0); &quot;&quot;))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formula="of:=IF(IFNA(INDEX([$Patients.$B$1:$Patients.$B$1048576];MATCH([.$B32];[$Patients.$A$1:$Patients.$A$1048576];0);0); &quot;&quot;)=0; &quot;&quot;; IFNA(INDEX([$Patients.$B$1:$Patients.$B$1048576];MATCH([.$B32];[$Patients.$A$1:$Patients.$A$1048576];0);0); &quot;&quot;))">
            <text:p/>
          </table:table-cell>
          <table:table-cell/>
          <table:table-cell table:formula="of:=IF(IFNA(INDEX([$Doc.$B$1:$Doc.$B$1048576];MATCH([.$D32];[$Doc.$A$1:$Doc.$A$1048576];0);0); &quot;&quot;)=0; &quot;&quot;;IFNA(INDEX([$Doc.$B$1:$Doc.$B$1048576];MATCH([.$D32];[$Doc.$A$1:$Doc.$A$1048576];0);0); &quot;&quot;))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formula="of:=IF(IFNA(INDEX([$Patients.$B$1:$Patients.$B$1048576];MATCH([.$B33];[$Patients.$A$1:$Patients.$A$1048576];0);0); &quot;&quot;)=0; &quot;&quot;; IFNA(INDEX([$Patients.$B$1:$Patients.$B$1048576];MATCH([.$B33];[$Patients.$A$1:$Patients.$A$1048576];0);0); &quot;&quot;))">
            <text:p/>
          </table:table-cell>
          <table:table-cell/>
          <table:table-cell table:formula="of:=IF(IFNA(INDEX([$Doc.$B$1:$Doc.$B$1048576];MATCH([.$D33];[$Doc.$A$1:$Doc.$A$1048576];0);0); &quot;&quot;)=0; &quot;&quot;;IFNA(INDEX([$Doc.$B$1:$Doc.$B$1048576];MATCH([.$D33];[$Doc.$A$1:$Doc.$A$1048576];0);0); &quot;&quot;))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formula="of:=IF(IFNA(INDEX([$Patients.$B$1:$Patients.$B$1048576];MATCH([.$B34];[$Patients.$A$1:$Patients.$A$1048576];0);0); &quot;&quot;)=0; &quot;&quot;; IFNA(INDEX([$Patients.$B$1:$Patients.$B$1048576];MATCH([.$B34];[$Patients.$A$1:$Patients.$A$1048576];0);0); &quot;&quot;))">
            <text:p/>
          </table:table-cell>
          <table:table-cell/>
          <table:table-cell table:formula="of:=IF(IFNA(INDEX([$Doc.$B$1:$Doc.$B$1048576];MATCH([.$D34];[$Doc.$A$1:$Doc.$A$1048576];0);0); &quot;&quot;)=0; &quot;&quot;;IFNA(INDEX([$Doc.$B$1:$Doc.$B$1048576];MATCH([.$D34];[$Doc.$A$1:$Doc.$A$1048576];0);0); &quot;&quot;))">
            <text:p/>
          </table:table-cell>
          <table:table-cell table:style-name="Default"/>
          <table:table-cell table:number-columns-repeated="4"/>
        </table:table-row>
      </table:table>
      <table:table table:name="Inventory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se Cas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Medikinet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kano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kentat</text:p>
          </table:table-cell>
          <table:table-cell table:number-columns-repeated="3"/>
        </table:table-row>
        <calcext:conditional-formats>
          <calcext:conditional-format calcext:target-range-address="Inventory.B2:Inventory.B2">
            <calcext:condition calcext:apply-style-name="Error" calcext:value="&lt;5" calcext:base-cell-address="Inventory.B2"/>
          </calcext:conditional-format>
        </calcext:conditional-formats>
      </table:table>
      <table:table table:name="Checklist" table:style-name="ta1">
        <office:forms form:automatic-focus="false" form:apply-design-mode="false">
          <form:form form:name="Form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Has the person been here before?</text:p>
          </table:table-cell>
          <table:table-cell table:content-validation-name="val7"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hat is the Persons ID</text:p>
          </table:table-cell>
          <table:table-cell office:value-type="string" calcext:value-type="string">
            <text:p>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 the Data still correct?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table:content-validation-name="val12"/>
        </table:table-row>
        <table:table-row table:style-name="ro1">
          <table:table-cell office:value-type="string" calcext:value-type="string">
            <text:p>What is the current Problem?</text:p>
          </table:table-cell>
          <table:table-cell office:value-type="string" calcext:value-type="string">
            <text:p>Soo many proble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pertise which would help</text:p>
          </table:table-cell>
          <table:table-cell table:content-validation-name="val8" office:value-type="string" calcext:value-type="string">
            <text:p>Pil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st Doc</text:p>
          </table:table-cell>
          <table:table-cell table:formula="of:=INDEX([$Patients.$L$1:$Patients.$L$1048576];MATCH([.$B$2];[$Patients.$A$1:$Patients.$A$1048576];0);0)" office:value-type="string" office:string-value="Don" calcext:value-type="string">
            <text:p>D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es the last doc have the expertise?</text:p>
          </table:table-cell>
          <table:table-cell table:content-validation-name="val9"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 of doctor chosen</text:p>
          </table:table-cell>
          <table:table-cell table:content-validation-name="val10" office:value-type="string" calcext:value-type="string">
            <text:p>D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 of appointment</text:p>
          </table:table-cell>
          <table:table-cell table:style-name="ce25" table:content-validation-name="val11" office:value-type="date" office:date-value="2020-03-20" calcext:value-type="date">
            <text:p>20.03.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 of appointment</text:p>
          </table:table-cell>
          <table:table-cell table:style-name="ce26" office:value-type="time" office:time-value="PT09H00M00S" calcext:value-type="time">
            <text:p>09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d the Patient receive medication</text:p>
          </table:table-cell>
          <table:table-cell table:content-validation-name="val9"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d you update the Inventory?</text:p>
          </table:table-cell>
          <table:table-cell table:content-validation-name="val9"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table:style-name="ce27"/>
          <table:table-cell table:number-columns-repeated="12"/>
        </table:table-row>
      </table:table>
      <table:table table:name="Handout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3">
          <table:table-cell office:value-type="string" calcext:value-type="string">
            <text:p>Guten Tag,</text:p>
            <text:p>wir überweisen ihnen den Patienten:</text:p>
          </table:table-cell>
          <table:table-cell table:formula="of:=INDEX([$Patients.$B$1:$Patients.$B$1048576];MATCH([$Checklist.$B2];[$Patients.$A$1:$Patients.$A$1048576];0);0)" office:value-type="string" office:string-value="Powell" calcext:value-type="string">
            <text:p>Powell</text:p>
          </table:table-cell>
        </table:table-row>
        <table:table-row table:style-name="ro1">
          <table:table-cell office:value-type="string" calcext:value-type="string">
            <text:p>Beschwerden des Patienten:</text:p>
          </table:table-cell>
          <table:table-cell/>
        </table:table-row>
        <table:table-row table:style-name="ro1">
          <table:table-cell table:formula="of:=[$Checklist.$B4]" office:value-type="string" office:string-value="Soo many problems" calcext:value-type="string">
            <text:p>Soo many problems</text:p>
          </table:table-cell>
          <table:table-cell/>
        </table:table-row>
        <table:table-row table:style-name="ro1" table:number-rows-repeated="23">
          <table:table-cell table:number-columns-repeated="2"/>
        </table:table-row>
        <table:table-row table:style-name="ro1">
          <table:table-cell office:value-type="string" calcext:value-type="string">
            <text:p>Vielen Dank und schöne Grüße</text:p>
          </table:table-cell>
          <table:table-cell/>
        </table:table-row>
        <table:table-row table:style-name="ro1">
          <table:table-cell office:value-type="string" calcext:value-type="string">
            <text:p>Ihr Medibüro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_____________________________</text:p>
          </table:table-cell>
          <table:table-cell office:value-type="string" calcext:value-type="string">
            <text:p>_______________________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r Appointmen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ho</text:p>
          </table:table-cell>
          <table:table-cell table:formula="of:=INDEX([$Doc.$B$1:$Doc.$B$1048576];MATCH([$Checklist.$B8];[$Doc.$A$1:$Doc.$A$1048576];0);0)" office:value-type="string" office:string-value="Don" calcext:value-type="string">
            <text:p>Don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5" table:formula="of:=[$Checklist.$B9]" office:value-type="date" office:date-value="2020-03-20" calcext:value-type="date">
            <text:p>20.03.2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ce28" table:formula="of:=[$Checklist.$B10]" office:value-type="time" office:time-value="PT09H00M00S" calcext:value-type="time">
            <text:p>09:00 AM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formula="of:=INDEX([$Doc.$J$1:$Doc.$J$1048576];MATCH([$Checklist.$B$8];[$Doc.$A$1:$Doc.$A$1048576];0);0)" office:value-type="string" office:string-value="Adress2" calcext:value-type="string">
            <text:p>Adress2</text:p>
          </table:table-cell>
        </table:table-row>
        <table:table-row table:style-name="ro1">
          <table:table-cell office:value-type="string" calcext:value-type="string">
            <text:p>Opening Hours</text:p>
          </table:table-cell>
          <table:table-cell table:style-name="ce2" table:formula="of:=IFNA(IF(INDEX([$Doc.$K$1:$Doc.$K$1048576];MATCH([$Checklist.$B$8];[$Doc.$A$1:$Doc.$A$1048576];0);0)=0; &quot;&quot;; INDEX([$Doc.$K$1:$Doc.$K$1048576];MATCH([$Checklist.$B$8];[$Doc.$A$1:$Doc.$A$1048576];0);0));&quot;&quot;)">
            <text:p/>
          </table:table-cell>
        </table:table-row>
      </table:table>
      <table:table table:name="To do list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Who needs this</text:p>
          </table:table-cell>
          <table:table-cell office:value-type="string" calcext:value-type="string">
            <text:p>What needs to be done</text:p>
          </table:table-cell>
          <table:table-cell office:value-type="string" calcext:value-type="string">
            <text:p>Until when</text:p>
          </table:table-cell>
          <table:table-cell office:value-type="string" calcext:value-type="string">
            <text:p>Who wants to do it</text:p>
          </table:table-cell>
        </table:table-row>
      </table:table>
      <table:named-expressions/>
      <table:database-ranges>
        <table:database-range table:name="__Anonymous_Sheet_DB__1" table:target-range-address="Doc.O1:Doc.R7" table:orientation="column">
          <table:filter table:condition-source-range-address="Doc.O1:Doc.V1048576">
            <table:filter-or>
              <table:filter-condition table:field-number="15" table:value="Snuggles" table:operator="="/>
              <table:filter-condition table:field-number="15" table:value="Pills" table:operator="="/>
              <table:filter-condition table:field-number="15" table:value="Sleeping" table:operator="="/>
              <table:filter-condition table:field-number="15" table:value="Pills" table:operator="="/>
              <table:filter-and>
                <table:filter-condition table:field-number="15" table:value="Throat" table:operator="="/>
                <table:filter-condition table:field-number="14" table:value="Ears" table:operator="="/>
                <table:filter-condition table:field-number="14" table:value="Mouth" table:operator="="/>
              </table:filter-and>
              <table:filter-and>
                <table:filter-condition table:field-number="14" table:value="walla" table:operator="="/>
                <table:filter-condition table:field-number="15" table:value="Knife" table:operator="="/>
                <table:filter-condition table:field-number="14" table:value="Nose" table:operator="="/>
                <table:filter-condition table:field-number="14" table:value="brabb" table:operator="="/>
              </table:filter-and>
            </table:filter-or>
          </table:filter>
        </table:database-range>
        <table:database-range table:name="__Anonymous_Sheet_DB__4" table:target-range-address="Checklist.A1:Checklist.B1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4.801cm" fo:page-height="21.0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.00.0000</text:date>, <text:time style:data-style-name="N2" text:time-value="08:31:19.864041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2T14:09:31.128031281</meta:creation-date>
    <meta:generator>LibreOffice/6.4.1.2$Linux_X86_64 LibreOffice_project/40$Build-2</meta:generator>
    <dc:date>2020-03-06T10:30:12.523888340</dc:date>
    <meta:editing-duration>PT7H58M12S</meta:editing-duration>
    <meta:editing-cycles>53</meta:editing-cycles>
    <meta:document-statistic meta:table-count="7" meta:cell-count="942" meta:object-count="0"/>
  </office:meta>
</office:document-meta>
</file>